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74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79">
      <style:graphic-properties draw:fill="none" draw:stroke="solid" svg:stroke-width="0.01389in" svg:stroke-color="#000000" svg:stroke-opacity="100%"/>
    </style:style>
    <style:style style:family="text" style:name="a29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4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draw:fill="none" draw:stroke="solid" svg:stroke-width="0.01389in" svg:stroke-color="#000000" svg:stroke-opacity="100%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draw:fill="none" draw:stroke="solid" svg:stroke-width="0.01389in" svg:stroke-color="#000000" svg:stroke-opacity="100%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8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6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30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draw:fill="none" draw:stroke="solid" svg:stroke-width="0.01389in" svg:stroke-color="#000000" svg:stroke-opacity="100%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8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1f1f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4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2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draw:fill="none" draw:stroke="solid" svg:stroke-width="0.01389in" svg:stroke-color="#000000" svg:stroke-opacity="100%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0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2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0">
      <style:graphic-properties draw:fill="none" draw:stroke="solid" svg:stroke-width="0.01389in" svg:stroke-color="#000000" svg:stroke-opacity="100%"/>
    </style:style>
    <style:style style:family="text" style:name="a37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53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0.5in" fo:margin-left="0.1875in" fo:margin-right="0in" fo:text-indent="-0.1875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SnvDRegCon" style:font-family-complex="Arial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808080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style:language-complex="mr" fo:country="US" style:country-complex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3">
      <style:graphic-properties draw:fill="none" draw:stroke="solid" svg:stroke-width="0.01389in" svg:stroke-color="#000000" svg:stroke-opacity="100%"/>
    </style:style>
    <style:style style:family="text" style:name="a27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222222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solid" draw:fill-color="#92d050" draw:opacity="100%" draw:stroke="solid" svg:stroke-width="0.01042in" svg:stroke-color="#64982f" svg:stroke-opacity="100%" svg:stroke-linecap="butt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pitch="variable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Slide5" draw:style-name="a253" draw:master-page-name="Master1-Layout1-cust-Value-Proposition-Canvas" presentation:presentation-page-layout-name="Master1-PPL1" draw:id="Slide-260">
        <draw:frame draw:id="id70" presentation:style-name="a257" draw:name="Text Placeholder 4" svg:x="4.33333in" svg:y="0.41667in" svg:width="1.53472in" svg:height="0.25in" presentation:class="outline" presentation:placeholder="false">
          <draw:text-box>
            <text:list text:style-name="a256">
              <text:list-item>
                <text:p text:style-name="a255" text:class-names="" text:cond-style-name=""><text:span text:style-name="a254" text:class-names="">N3 Community Group<text:tab/></text:span></text:p>
              </text:list-item>
            </text:list>
          </draw:text-box>
          <svg:title/>
          <svg:desc/>
        </draw:frame>
        <draw:frame draw:id="id71" presentation:style-name="a262" draw:name="Text Placeholder 5" svg:x="6.21701in" svg:y="0.41667in" svg:width="1.53472in" svg:height="0.25in" presentation:class="outline" presentation:placeholder="false">
          <draw:text-box>
            <text:list text:style-name="a261">
              <text:list-item>
                <text:p text:style-name="a260" text:class-names="" text:cond-style-name=""><text:span text:style-name="a258" text:class-names="">Tim Duval</text:span><text:span text:style-name="a259" text:class-names=""/></text:p>
              </text:list-item>
            </text:list>
          </draw:text-box>
          <svg:title/>
          <svg:desc/>
        </draw:frame>
        <draw:frame draw:id="id72" presentation:style-name="a266" draw:name="Text Placeholder 6" svg:x="8.48611in" svg:y="0.41667in" svg:width="1.26389in" svg:height="0.25in" presentation:class="outline" presentation:placeholder="false">
          <draw:text-box>
            <text:list text:style-name="a265">
              <text:list-item>
                <text:p text:style-name="a264" text:class-names="" text:cond-style-name=""><text:span text:style-name="a263" text:class-names="">07/11/2022</text:span></text:p>
              </text:list-item>
            </text:list>
          </draw:text-box>
          <svg:title/>
          <svg:desc/>
        </draw:frame>
        <draw:frame draw:id="id73" presentation:style-name="a270" draw:name="Text Placeholder 7" svg:x="10.11111in" svg:y="0.41667in" svg:width="0.45139in" svg:height="0.25in" presentation:class="outline" presentation:placeholder="false">
          <draw:text-box>
            <text:list text:style-name="a269">
              <text:list-item>
                <text:p text:style-name="a268" text:class-names="" text:cond-style-name=""><text:span text:style-name="a267" text:class-names="">0.1</text:span></text:p>
              </text:list-item>
            </text:list>
          </draw:text-box>
          <svg:title/>
          <svg:desc/>
        </draw:frame>
        <draw:frame draw:id="id74" presentation:style-name="a274" draw:name="Text Placeholder 34" svg:x="2.86458in" svg:y="1.78125in" svg:width="2.16667in" svg:height="1.71875in" presentation:class="outline" presentation:placeholder="false">
          <draw:text-box>
            <text:list text:style-name="a273">
              <text:list-item>
                <text:p text:style-name="a272" text:class-names="" text:cond-style-name=""><text:span text:style-name="a271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75" presentation:style-name="a280" draw:name="Text Placeholder 35" svg:x="0.44792in" svg:y="2.58333in" svg:width="1.38542in" svg:height="2.25in" presentation:class="outline" presentation:placeholder="false">
          <draw:text-box>
            <text:list text:style-name="a279">
              <text:list-item>
                <text:p text:style-name="a278" text:class-names="" text:cond-style-name=""><text:span text:style-name="a275" text:class-names="">N3<text:s text:c="1"/></text:span><text:span text:style-name="a276" text:class-names="">Documentation (Built-ins)</text:span><text:span text:style-name="a277" text:class-names=""/></text:p>
              </text:list-item>
            </text:list>
          </draw:text-box>
          <svg:title/>
          <svg:desc/>
        </draw:frame>
        <draw:frame draw:id="id76" presentation:style-name="a284" draw:name="Text Placeholder 42" svg:x="2.86458in" svg:y="3.83333in" svg:width="2.16667in" svg:height="1.91667in" presentation:class="outline" presentation:placeholder="false">
          <draw:text-box>
            <text:list text:style-name="a283">
              <text:list-item>
                <text:p text:style-name="a282" text:class-names="" text:cond-style-name=""><text:span text:style-name="a281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77" presentation:style-name="a289" draw:name="Text Placeholder 8" svg:x="6.32639in" svg:y="1.78125in" svg:width="1.98611in" svg:height="1.71875in" presentation:class="outline" presentation:placeholder="false">
          <draw:text-box>
            <text:list text:style-name="a288">
              <text:list-item>
                <text:p text:style-name="a287" text:class-names="" text:cond-style-name=""><text:span text:style-name="a285" text:class-names="">Describe the outcomes customers want to achieve or the concrete benefits they are seeking.</text:span><text:span text:style-name="a286" text:class-names=""/></text:p>
              </text:list-item>
            </text:list>
          </draw:text-box>
          <svg:title/>
          <svg:desc/>
        </draw:frame>
        <draw:frame draw:id="id78" presentation:style-name="a296" draw:name="Text Placeholder 9" svg:x="6.32639in" svg:y="3.83333in" svg:width="1.98611in" svg:height="1.91667in" presentation:class="outline" presentation:placeholder="false">
          <draw:text-box>
            <text:list text:style-name="a292">
              <text:list-item>
                <text:p text:style-name="a291" text:class-names="" text:cond-style-name=""><text:span text:style-name="a290" text:class-names="">Cannot recognize N3 as a standard</text:span></text:p>
              </text:list-item>
            </text:list>
            <text:list text:style-name="a295">
              <text:list-item>
                <text:p text:style-name="a294" text:class-names="" text:cond-style-name=""><text:span text:style-name="a293" text:class-names="">…</text:span></text:p>
              </text:list-item>
            </text:list>
          </draw:text-box>
          <svg:title/>
          <svg:desc/>
        </draw:frame>
        <draw:frame draw:id="id79" presentation:style-name="a300" draw:name="Text Placeholder 10" svg:x="8.91667in" svg:y="2.58333in" svg:width="1.41667in" svg:height="2.25in" presentation:class="outline" presentation:placeholder="false">
          <draw:text-box>
            <text:list text:style-name="a299">
              <text:list-item>
                <text:p text:style-name="a298" text:class-names="" text:cond-style-name=""><text:span text:style-name="a297" text:class-names="">Build a collection of technology research, data and tools to help business/IT leaders with technology decision making</text:span></text:p>
              </text:list-item>
            </text:list>
          </draw:text-box>
          <svg:title/>
          <svg:desc/>
        </draw:frame>
        <draw:frame draw:id="id80" presentation:style-name="a304" draw:name="Text Placeholder 11" svg:x="1.75in" svg:y="6.2691in" svg:width="3.41667in" svg:height="0.66667in" presentation:class="outline" presentation:placeholder="false">
          <draw:text-box>
            <text:list text:style-name="a303">
              <text:list-item>
                <text:p text:style-name="a302" text:class-names="" text:cond-style-name=""><text:span text:style-name="a301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81" presentation:style-name="a317" draw:name="Text Placeholder 12" svg:x="7.05035in" svg:y="6.2691in" svg:width="3.42535in" svg:height="0.66667in" presentation:class="outline" presentation:placeholder="false">
          <draw:text-box>
            <text:list text:style-name="a316">
              <text:list-item>
                <text:p text:style-name="a315" text:class-names="" text:cond-style-name=""><text:span text:style-name="a305" text:class-names="">Research and Advisory<text:s text:c="1"/></text:span><text:span text:style-name="a306" text:class-names="">Company (e.g</text:span><text:span text:style-name="a307" text:class-names="">.,</text:span><text:span text:style-name="a308" text:class-names=""><text:s text:c="1"/></text:span><text:span text:style-name="a309" text:class-names="">Forrester,</text:span><text:span text:style-name="a310" text:class-names=""><text:s text:c="1"/></text:span><text:span text:style-name="a311" text:class-names="">Gartner,<text:s text:c="1"/></text:span><text:span text:style-name="a312" text:class-names="">Omdia</text:span><text:span text:style-name="a313" text:class-names="">)</text:span><text:span text:style-name="a314" text:class-names=""/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82" draw:style-name="a330" draw:name="Rectangle 62">
          <svg:title/>
          <svg:desc/>
          <text:p text:style-name="a327" text:class-names="" text:cond-style-name=""><text:span text:style-name="a318" text:class-names="">Design and Copyright by: Strategyzer AG (</text:span><text:span text:style-name="a319" text:class-names=""><text:a xlink:href="https://www.strategyzer.com/" text:style-name="" text:visited-style-name="">https://www.strategyzer.com/</text:a></text:span><text:span text:style-name="a320" text:class-names="">). PowerPoint implementation by: Neos Chronos Limited<text:s text:c="1"/></text:span><text:span text:style-name="a321" text:class-names="">(</text:span><text:span text:style-name="a322" text:class-names=""><text:a xlink:href="https://neoschronos.com" text:style-name="" text:visited-style-name="">https://neoschronos.com</text:a></text:span><text:span text:style-name="a323" text:class-names="">).<text:s text:c="1"/></text:span><text:span text:style-name="a324" text:class-names="">PowerPoint implementation License:<text:s text:c="1"/></text:span><text:span text:style-name="a325" text:class-names=""><text:a xlink:href="https://creativecommons.org/licenses/by-sa/3.0/" text:style-name="" text:visited-style-name="">CC BY-SA 3.0</text:a></text:span><text:span text:style-name="a326" text:class-names=""/></text:p>
          <text:p text:style-name="a329" text:class-names="" text:cond-style-name=""><text:span text:style-name="a3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531in" svg:y="2.94618in" svg:width="1.49159in" svg:height="0.25in" draw:id="id83" draw:style-name="a334" draw:name="Rectangle 1">
          <svg:title/>
          <svg:desc/>
          <text:p text:style-name="a333" text:class-names="" text:cond-style-name=""><text:span text:style-name="a331" text:class-names="">Recommend N3 as a technology solution</text:span><text:span text:style-name="a3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8263in" svg:y="2.07311in" svg:width="1.59404in" svg:height="0.25in" draw:id="id84" draw:style-name="a338" draw:name="Rectangle 2">
          <svg:title/>
          <svg:desc/>
          <text:p text:style-name="a337" text:class-names="" text:cond-style-name=""><text:span text:style-name="a335" text:class-names="">Gain 1</text:span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85" draw:style-name="a342" draw:name="Rectangle 3">
          <svg:title/>
          <svg:desc/>
          <text:p text:style-name="a341" text:class-names="" text:cond-style-name=""><text:span text:style-name="a339" text:class-names="">N3 is not a W3C recommendation</text:span><text:span text:style-name="a3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349">
          <draw:page-thumbnail draw:page-number="1" svg:x="1.3125in" svg:y="1.25in" svg:width="4.875in" svg:height="3.375in" presentation:class="page" draw:id="id86" presentation:style-name="a343" draw:name="Slide Image Placeholder 1">
            <svg:title/>
            <svg:desc/>
          </draw:page-thumbnail>
          <draw:frame draw:id="id87" presentation:style-name="a34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8" draw:style-name="a348" draw:name="Slide Number Placeholder 3" svg:x="4.24826in" svg:y="9.49826in" svg:width="3.25in" svg:height="0.50174in">
            <draw:text-box>
              <text:p text:style-name="a347" text:class-names="" text:cond-style-name=""><text:span text:style-name="a345" text:class-names=""><text:page-number style:num-format="1" text:fixed="false">1</text:page-number></text:span><text:span text:style-name="a346" text:class-names=""/></text:p>
            </draw:text-box>
            <svg:title/>
            <svg:desc/>
          </draw:frame>
        </presentation:notes>
      </draw:page>
      <draw:page draw:name="Slide6" draw:style-name="a350" draw:master-page-name="Master1-Layout1-cust-Value-Proposition-Canvas" presentation:presentation-page-layout-name="Master1-PPL1" draw:id="Slide-261">
        <draw:frame draw:id="id89" presentation:style-name="a354" draw:name="Text Placeholder 4" svg:x="4.33333in" svg:y="0.41667in" svg:width="1.53472in" svg:height="0.25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N3 Community Group<text:tab/></text:span></text:p>
              </text:list-item>
            </text:list>
          </draw:text-box>
          <svg:title/>
          <svg:desc/>
        </draw:frame>
        <draw:frame draw:id="id90" presentation:style-name="a359" draw:name="Text Placeholder 5" svg:x="6.21701in" svg:y="0.41667in" svg:width="1.53472in" svg:height="0.25in" presentation:class="outline" presentation:placeholder="false">
          <draw:text-box>
            <text:list text:style-name="a358">
              <text:list-item>
                <text:p text:style-name="a357" text:class-names="" text:cond-style-name=""><text:span text:style-name="a355" text:class-names="">Tim Duval</text:span><text:span text:style-name="a356" text:class-names=""/></text:p>
              </text:list-item>
            </text:list>
          </draw:text-box>
          <svg:title/>
          <svg:desc/>
        </draw:frame>
        <draw:frame draw:id="id91" presentation:style-name="a363" draw:name="Text Placeholder 6" svg:x="8.48611in" svg:y="0.41667in" svg:width="1.26389in" svg:height="0.25in" presentation:class="outline" presentation:placeholder="false">
          <draw:text-box>
            <text:list text:style-name="a362">
              <text:list-item>
                <text:p text:style-name="a361" text:class-names="" text:cond-style-name=""><text:span text:style-name="a360" text:class-names="">07/11/2022</text:span></text:p>
              </text:list-item>
            </text:list>
          </draw:text-box>
          <svg:title/>
          <svg:desc/>
        </draw:frame>
        <draw:frame draw:id="id92" presentation:style-name="a367" draw:name="Text Placeholder 7" svg:x="10.11111in" svg:y="0.41667in" svg:width="0.45139in" svg:height="0.25in" presentation:class="outline" presentation:placeholder="false">
          <draw:text-box>
            <text:list text:style-name="a366">
              <text:list-item>
                <text:p text:style-name="a365" text:class-names="" text:cond-style-name=""><text:span text:style-name="a364" text:class-names="">0.1</text:span></text:p>
              </text:list-item>
            </text:list>
          </draw:text-box>
          <svg:title/>
          <svg:desc/>
        </draw:frame>
        <draw:frame draw:id="id93" presentation:style-name="a371" draw:name="Text Placeholder 34" svg:x="2.86458in" svg:y="1.78125in" svg:width="2.16667in" svg:height="1.71875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94" presentation:style-name="a376" draw:name="Text Placeholder 35" svg:x="0.44792in" svg:y="2.58333in" svg:width="1.38542in" svg:height="2.25in" presentation:class="outline" presentation:placeholder="false">
          <draw:text-box>
            <text:list text:style-name="a375">
              <text:list-item>
                <text:p text:style-name="a374" text:class-names="" text:cond-style-name=""><text:span text:style-name="a372" text:class-names="">N3 Documentation (Built-ins)</text:span><text:span text:style-name="a373" text:class-names=""/></text:p>
              </text:list-item>
            </text:list>
          </draw:text-box>
          <svg:title/>
          <svg:desc/>
        </draw:frame>
        <draw:frame draw:id="id95" presentation:style-name="a380" draw:name="Text Placeholder 42" svg:x="2.86458in" svg:y="3.83333in" svg:width="2.16667in" svg:height="1.91667in" presentation:class="outline" presentation:placeholder="false">
          <draw:text-box>
            <text:list text:style-name="a379">
              <text:list-item>
                <text:p text:style-name="a378" text:class-names="" text:cond-style-name=""><text:span text:style-name="a377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96" presentation:style-name="a385" draw:name="Text Placeholder 8" svg:x="6.32639in" svg:y="1.78125in" svg:width="1.98611in" svg:height="1.71875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1" text:class-names="">Describe the outcomes customers want to achieve or the concrete benefits they are seeking.</text:span><text:span text:style-name="a382" text:class-names=""/></text:p>
              </text:list-item>
            </text:list>
          </draw:text-box>
          <svg:title/>
          <svg:desc/>
        </draw:frame>
        <draw:frame draw:id="id97" presentation:style-name="a392" draw:name="Text Placeholder 9" svg:x="6.32639in" svg:y="3.83333in" svg:width="1.98611in" svg:height="1.91667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>Cannot recognize N3 as a standard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…</text:span></text:p>
              </text:list-item>
            </text:list>
          </draw:text-box>
          <svg:title/>
          <svg:desc/>
        </draw:frame>
        <draw:frame draw:id="id98" presentation:style-name="a396" draw:name="Text Placeholder 11" svg:x="1.75in" svg:y="6.2691in" svg:width="3.41667in" svg:height="0.66667in" presentation:class="outline" presentation:placeholder="false">
          <draw:text-box>
            <text:list text:style-name="a395">
              <text:list-item>
                <text:p text:style-name="a394" text:class-names="" text:cond-style-name=""><text:span text:style-name="a393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99" presentation:style-name="a401" draw:name="Text Placeholder 12" svg:x="7.05035in" svg:y="6.2691in" svg:width="3.42535in" svg:height="0.66667in" presentation:class="outline" presentation:placeholder="false">
          <draw:text-box>
            <text:list text:style-name="a400">
              <text:list-item>
                <text:p text:style-name="a399" text:class-names="" text:cond-style-name=""><text:span text:style-name="a397" text:class-names="">Tool Vendor</text:span><text:span text:style-name="a398" text:class-names=""/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00" draw:style-name="a414" draw:name="Rectangle 62">
          <svg:title/>
          <svg:desc/>
          <text:p text:style-name="a411" text:class-names="" text:cond-style-name=""><text:span text:style-name="a402" text:class-names="">Design and Copyright by: Strategyzer AG (</text:span><text:span text:style-name="a403" text:class-names=""><text:a xlink:href="https://www.strategyzer.com/" text:style-name="" text:visited-style-name="">https://www.strategyzer.com/</text:a></text:span><text:span text:style-name="a404" text:class-names="">). PowerPoint implementation by: Neos Chronos Limited<text:s text:c="1"/></text:span><text:span text:style-name="a405" text:class-names="">(</text:span><text:span text:style-name="a406" text:class-names=""><text:a xlink:href="https://neoschronos.com" text:style-name="" text:visited-style-name="">https://neoschronos.com</text:a></text:span><text:span text:style-name="a407" text:class-names="">).<text:s text:c="1"/></text:span><text:span text:style-name="a408" text:class-names="">PowerPoint implementation License:<text:s text:c="1"/></text:span><text:span text:style-name="a409" text:class-names=""><text:a xlink:href="https://creativecommons.org/licenses/by-sa/3.0/" text:style-name="" text:visited-style-name="">CC BY-SA 3.0</text:a></text:span><text:span text:style-name="a410" text:class-names=""/></text:p>
          <text:p text:style-name="a413" text:class-names="" text:cond-style-name=""><text:span text:style-name="a4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4156in" svg:y="3.08828in" svg:width="1.59404in" svg:height="0.25in" draw:id="id101" draw:style-name="a418" draw:name="Rectangle 1">
          <svg:title/>
          <svg:desc/>
          <text:p text:style-name="a417" text:class-names="" text:cond-style-name=""><text:span text:style-name="a415" text:class-names="">Provide N3 language support</text:span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02" draw:style-name="a422" draw:name="Rectangle 4">
          <svg:title/>
          <svg:desc/>
          <text:p text:style-name="a421" text:class-names="" text:cond-style-name=""><text:span text:style-name="a419" text:class-names="">Gain 1</text:span><text:span text:style-name="a4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03" draw:style-name="a426" draw:name="Rectangle 5">
          <svg:title/>
          <svg:desc/>
          <text:p text:style-name="a425" text:class-names="" text:cond-style-name=""><text:span text:style-name="a423" text:class-names="">Pain 1</text:span><text:span text:style-name="a4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707in" svg:y="3.48624in" svg:width="1.59404in" svg:height="0.25in" draw:id="id104" draw:style-name="a430" draw:name="Rectangle 6">
          <svg:title/>
          <svg:desc/>
          <text:p text:style-name="a429" text:class-names="" text:cond-style-name=""><text:span text:style-name="a427" text:class-names="">Provide N3 reasoning support</text:span><text:span text:style-name="a4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437">
          <draw:page-thumbnail draw:page-number="2" svg:x="1.3125in" svg:y="1.25in" svg:width="4.875in" svg:height="3.375in" presentation:class="page" draw:id="id105" presentation:style-name="a431" draw:name="Slide Image Placeholder 1">
            <svg:title/>
            <svg:desc/>
          </draw:page-thumbnail>
          <draw:frame draw:id="id106" presentation:style-name="a43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436" draw:name="Slide Number Placeholder 3" svg:x="4.24826in" svg:y="9.49826in" svg:width="3.25in" svg:height="0.50174in">
            <draw:text-box>
              <text:p text:style-name="a435" text:class-names="" text:cond-style-name=""><text:span text:style-name="a433" text:class-names=""><text:page-number style:num-format="1" text:fixed="false">2</text:page-number></text:span><text:span text:style-name="a434" text:class-names=""/></text:p>
            </draw:text-box>
            <svg:title/>
            <svg:desc/>
          </draw:frame>
        </presentation:notes>
      </draw:page>
      <draw:page draw:name="Slide7" draw:style-name="a438" draw:master-page-name="Master1-Layout1-cust-Value-Proposition-Canvas" presentation:presentation-page-layout-name="Master1-PPL1" draw:id="Slide-262">
        <draw:frame draw:id="id108" presentation:style-name="a442" draw:name="Text Placeholder 4" svg:x="4.33333in" svg:y="0.41667in" svg:width="1.53472in" svg:height="0.25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39" text:class-names="">N3 Community Group<text:tab/></text:span></text:p>
              </text:list-item>
            </text:list>
          </draw:text-box>
          <svg:title/>
          <svg:desc/>
        </draw:frame>
        <draw:frame draw:id="id109" presentation:style-name="a447" draw:name="Text Placeholder 5" svg:x="6.21701in" svg:y="0.41667in" svg:width="1.53472in" svg:height="0.25in" presentation:class="outline" presentation:placeholder="false">
          <draw:text-box>
            <text:list text:style-name="a446">
              <text:list-item>
                <text:p text:style-name="a445" text:class-names="" text:cond-style-name=""><text:span text:style-name="a443" text:class-names="">Tim Duval</text:span><text:span text:style-name="a444" text:class-names=""/></text:p>
              </text:list-item>
            </text:list>
          </draw:text-box>
          <svg:title/>
          <svg:desc/>
        </draw:frame>
        <draw:frame draw:id="id110" presentation:style-name="a451" draw:name="Text Placeholder 6" svg:x="8.48611in" svg:y="0.41667in" svg:width="1.26389in" svg:height="0.25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07/11/2022</text:span></text:p>
              </text:list-item>
            </text:list>
          </draw:text-box>
          <svg:title/>
          <svg:desc/>
        </draw:frame>
        <draw:frame draw:id="id111" presentation:style-name="a455" draw:name="Text Placeholder 7" svg:x="10.11111in" svg:y="0.41667in" svg:width="0.45139in" svg:height="0.25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0.1</text:span></text:p>
              </text:list-item>
            </text:list>
          </draw:text-box>
          <svg:title/>
          <svg:desc/>
        </draw:frame>
        <draw:frame draw:id="id112" presentation:style-name="a459" draw:name="Text Placeholder 34" svg:x="2.86458in" svg:y="1.78125in" svg:width="2.16667in" svg:height="1.71875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113" presentation:style-name="a464" draw:name="Text Placeholder 35" svg:x="0.44792in" svg:y="2.58333in" svg:width="1.38542in" svg:height="2.25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0" text:class-names="">N3 Documentation (Built-ins)</text:span><text:span text:style-name="a461" text:class-names=""/></text:p>
              </text:list-item>
            </text:list>
          </draw:text-box>
          <svg:title/>
          <svg:desc/>
        </draw:frame>
        <draw:frame draw:id="id114" presentation:style-name="a468" draw:name="Text Placeholder 42" svg:x="2.86458in" svg:y="3.83333in" svg:width="2.16667in" svg:height="1.91667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115" presentation:style-name="a473" draw:name="Text Placeholder 8" svg:x="6.32639in" svg:y="1.78125in" svg:width="1.98611in" svg:height="1.71875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69" text:class-names="">Describe the outcomes customers want to achieve or the concrete benefits they are seeking.</text:span><text:span text:style-name="a470" text:class-names=""/></text:p>
              </text:list-item>
            </text:list>
          </draw:text-box>
          <svg:title/>
          <svg:desc/>
        </draw:frame>
        <draw:frame draw:id="id116" presentation:style-name="a480" draw:name="Text Placeholder 9" svg:x="6.32639in" svg:y="3.83333in" svg:width="1.98611in" svg:height="1.91667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Cannot recognize N3 as a standard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…</text:span></text:p>
              </text:list-item>
            </text:list>
          </draw:text-box>
          <svg:title/>
          <svg:desc/>
        </draw:frame>
        <draw:frame draw:id="id117" presentation:style-name="a484" draw:name="Text Placeholder 11" svg:x="1.75in" svg:y="6.2691in" svg:width="3.41667in" svg:height="0.66667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118" presentation:style-name="a489" draw:name="Text Placeholder 12" svg:x="7.05035in" svg:y="6.2691in" svg:width="3.42535in" svg:height="0.66667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5" text:class-names="">Customer of Tool Vendor</text:span><text:span text:style-name="a486" text:class-names=""/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19" draw:style-name="a502" draw:name="Rectangle 62">
          <svg:title/>
          <svg:desc/>
          <text:p text:style-name="a499" text:class-names="" text:cond-style-name=""><text:span text:style-name="a490" text:class-names="">Design and Copyright by: Strategyzer AG (</text:span><text:span text:style-name="a491" text:class-names=""><text:a xlink:href="https://www.strategyzer.com/" text:style-name="" text:visited-style-name="">https://www.strategyzer.com/</text:a></text:span><text:span text:style-name="a492" text:class-names="">). PowerPoint implementation by: Neos Chronos Limited<text:s text:c="1"/></text:span><text:span text:style-name="a493" text:class-names="">(</text:span><text:span text:style-name="a494" text:class-names=""><text:a xlink:href="https://neoschronos.com" text:style-name="" text:visited-style-name="">https://neoschronos.com</text:a></text:span><text:span text:style-name="a495" text:class-names="">).<text:s text:c="1"/></text:span><text:span text:style-name="a496" text:class-names="">PowerPoint implementation License:<text:s text:c="1"/></text:span><text:span text:style-name="a497" text:class-names=""><text:a xlink:href="https://creativecommons.org/licenses/by-sa/3.0/" text:style-name="" text:visited-style-name="">CC BY-SA 3.0</text:a></text:span><text:span text:style-name="a498" text:class-names=""/></text:p>
          <text:p text:style-name="a501" text:class-names="" text:cond-style-name=""><text:span text:style-name="a5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4277in" svg:y="3.19723in" svg:width="1.59404in" svg:height="0.25in" draw:id="id120" draw:style-name="a506" draw:name="Rectangle 1">
          <svg:title/>
          <svg:desc/>
          <text:p text:style-name="a505" text:class-names="" text:cond-style-name=""><text:span text:style-name="a503" text:class-names="">Use N3 in vendor tool</text:span><text:span text:style-name="a5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21" draw:style-name="a510" draw:name="Rectangle 2">
          <svg:title/>
          <svg:desc/>
          <text:p text:style-name="a509" text:class-names="" text:cond-style-name=""><text:span text:style-name="a507" text:class-names="">Gain 1</text:span><text:span text:style-name="a5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22" draw:style-name="a514" draw:name="Rectangle 3">
          <svg:title/>
          <svg:desc/>
          <text:p text:style-name="a513" text:class-names="" text:cond-style-name=""><text:span text:style-name="a511" text:class-names="">Pain 1</text:span><text:span text:style-name="a5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21">
          <draw:page-thumbnail draw:page-number="3" svg:x="1.3125in" svg:y="1.25in" svg:width="4.875in" svg:height="3.375in" presentation:class="page" draw:id="id123" presentation:style-name="a515" draw:name="Slide Image Placeholder 1">
            <svg:title/>
            <svg:desc/>
          </draw:page-thumbnail>
          <draw:frame draw:id="id124" presentation:style-name="a51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5" draw:style-name="a520" draw:name="Slide Number Placeholder 3" svg:x="4.24826in" svg:y="9.49826in" svg:width="3.25in" svg:height="0.50174in">
            <draw:text-box>
              <text:p text:style-name="a519" text:class-names="" text:cond-style-name=""><text:span text:style-name="a517" text:class-names=""><text:page-number style:num-format="1" text:fixed="false">3</text:page-number></text:span><text:span text:style-name="a518" text:class-names=""/></text:p>
            </draw:text-box>
            <svg:title/>
            <svg:desc/>
          </draw:frame>
        </presentation:notes>
      </draw:page>
      <draw:page draw:name="Slide12" draw:style-name="a522" draw:master-page-name="Master1-Layout1-cust-Value-Proposition-Canvas" presentation:presentation-page-layout-name="Master1-PPL1" draw:id="Slide-267">
        <draw:frame draw:id="id126" presentation:style-name="a526" draw:name="Text Placeholder 4" svg:x="4.33333in" svg:y="0.41667in" svg:width="1.53472in" svg:height="0.25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N3 Community Group<text:tab/></text:span></text:p>
              </text:list-item>
            </text:list>
          </draw:text-box>
          <svg:title/>
          <svg:desc/>
        </draw:frame>
        <draw:frame draw:id="id127" presentation:style-name="a531" draw:name="Text Placeholder 5" svg:x="6.21701in" svg:y="0.41667in" svg:width="1.53472in" svg:height="0.25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7" text:class-names="">Tim Duval</text:span><text:span text:style-name="a528" text:class-names=""/></text:p>
              </text:list-item>
            </text:list>
          </draw:text-box>
          <svg:title/>
          <svg:desc/>
        </draw:frame>
        <draw:frame draw:id="id128" presentation:style-name="a535" draw:name="Text Placeholder 6" svg:x="8.48611in" svg:y="0.41667in" svg:width="1.26389in" svg:height="0.25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07/11/2022</text:span></text:p>
              </text:list-item>
            </text:list>
          </draw:text-box>
          <svg:title/>
          <svg:desc/>
        </draw:frame>
        <draw:frame draw:id="id129" presentation:style-name="a539" draw:name="Text Placeholder 7" svg:x="10.11111in" svg:y="0.41667in" svg:width="0.45139in" svg:height="0.25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0.1</text:span></text:p>
              </text:list-item>
            </text:list>
          </draw:text-box>
          <svg:title/>
          <svg:desc/>
        </draw:frame>
        <draw:frame draw:id="id130" presentation:style-name="a543" draw:name="Text Placeholder 34" svg:x="2.86458in" svg:y="1.78125in" svg:width="2.16667in" svg:height="1.71875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131" presentation:style-name="a548" draw:name="Text Placeholder 35" svg:x="0.44792in" svg:y="2.58333in" svg:width="1.38542in" svg:height="2.25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4" text:class-names="">N3 Documentation (Built-ins)</text:span><text:span text:style-name="a545" text:class-names=""/></text:p>
              </text:list-item>
            </text:list>
          </draw:text-box>
          <svg:title/>
          <svg:desc/>
        </draw:frame>
        <draw:frame draw:id="id132" presentation:style-name="a552" draw:name="Text Placeholder 42" svg:x="2.86458in" svg:y="3.83333in" svg:width="2.16667in" svg:height="1.91667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133" presentation:style-name="a557" draw:name="Text Placeholder 8" svg:x="6.32639in" svg:y="1.78125in" svg:width="1.98611in" svg:height="1.71875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3" text:class-names="">Describe the outcomes customers want to achieve or the concrete benefits they are seeking.</text:span><text:span text:style-name="a554" text:class-names=""/></text:p>
              </text:list-item>
            </text:list>
          </draw:text-box>
          <svg:title/>
          <svg:desc/>
        </draw:frame>
        <draw:frame draw:id="id134" presentation:style-name="a564" draw:name="Text Placeholder 9" svg:x="6.32639in" svg:y="3.83333in" svg:width="1.98611in" svg:height="1.91667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Cannot recognize N3 as a standard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…</text:span></text:p>
              </text:list-item>
            </text:list>
          </draw:text-box>
          <svg:title/>
          <svg:desc/>
        </draw:frame>
        <draw:frame draw:id="id135" presentation:style-name="a568" draw:name="Text Placeholder 11" svg:x="1.75in" svg:y="6.2691in" svg:width="3.41667in" svg:height="0.66667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136" presentation:style-name="a573" draw:name="Text Placeholder 12" svg:x="7.05035in" svg:y="6.2691in" svg:width="3.42535in" svg:height="0.66667in" presentation:class="outline" presentation:placeholder="false">
          <draw:text-box>
            <text:list text:style-name="a572">
              <text:list-item>
                <text:p text:style-name="a571" text:class-names="" text:cond-style-name=""><text:span text:style-name="a569" text:class-names="">Consulting Company</text:span><text:span text:style-name="a570" text:class-names=""/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37" draw:style-name="a586" draw:name="Rectangle 62">
          <svg:title/>
          <svg:desc/>
          <text:p text:style-name="a583" text:class-names="" text:cond-style-name=""><text:span text:style-name="a574" text:class-names="">Design and Copyright by: Strategyzer AG (</text:span><text:span text:style-name="a575" text:class-names=""><text:a xlink:href="https://www.strategyzer.com/" text:style-name="" text:visited-style-name="">https://www.strategyzer.com/</text:a></text:span><text:span text:style-name="a576" text:class-names="">). PowerPoint implementation by: Neos Chronos Limited<text:s text:c="1"/></text:span><text:span text:style-name="a577" text:class-names="">(</text:span><text:span text:style-name="a578" text:class-names=""><text:a xlink:href="https://neoschronos.com" text:style-name="" text:visited-style-name="">https://neoschronos.com</text:a></text:span><text:span text:style-name="a579" text:class-names="">).<text:s text:c="1"/></text:span><text:span text:style-name="a580" text:class-names="">PowerPoint implementation License:<text:s text:c="1"/></text:span><text:span text:style-name="a581" text:class-names=""><text:a xlink:href="https://creativecommons.org/licenses/by-sa/3.0/" text:style-name="" text:visited-style-name="">CC BY-SA 3.0</text:a></text:span><text:span text:style-name="a582" text:class-names=""/></text:p>
          <text:p text:style-name="a585" text:class-names="" text:cond-style-name=""><text:span text:style-name="a5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6667in" svg:y="3.21788in" svg:width="1.59404in" svg:height="0.25in" draw:id="id138" draw:style-name="a591" draw:name="Rectangle 1">
          <svg:title/>
          <svg:desc/>
          <text:p text:style-name="a590" text:class-names="" text:cond-style-name=""><text:span text:style-name="a587" text:class-names="">Provide N3 language<text:s text:c="1"/></text:span><text:span text:style-name="a588" text:class-names="">consulting</text:span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39" draw:style-name="a594" draw:name="Rectangle 4">
          <svg:title/>
          <svg:desc/>
          <text:p text:style-name="a593" text:class-names="" text:cond-style-name=""><text:span text:style-name="a592" text:class-names="">Gain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40" draw:style-name="a597" draw:name="Rectangle 5">
          <svg:title/>
          <svg:desc/>
          <text:p text:style-name="a596" text:class-names="" text:cond-style-name=""><text:span text:style-name="a595" text:class-names="">Pain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7639in" svg:y="3.70833in" svg:width="1.59404in" svg:height="0.25in" draw:id="id141" draw:style-name="a602" draw:name="Rectangle 3">
          <svg:title/>
          <svg:desc/>
          <text:p text:style-name="a601" text:class-names="" text:cond-style-name=""><text:span text:style-name="a598" text:class-names="">Provide N3<text:s text:c="1"/></text:span><text:span text:style-name="a599" text:class-names="">reasoning consulting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09">
          <draw:page-thumbnail draw:page-number="4" svg:x="1.3125in" svg:y="1.25in" svg:width="4.875in" svg:height="3.375in" presentation:class="page" draw:id="id142" presentation:style-name="a603" draw:name="Slide Image Placeholder 1">
            <svg:title/>
            <svg:desc/>
          </draw:page-thumbnail>
          <draw:frame draw:id="id143" presentation:style-name="a60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4" draw:style-name="a608" draw:name="Slide Number Placeholder 3" svg:x="4.24826in" svg:y="9.49826in" svg:width="3.25in" svg:height="0.50174in">
            <draw:text-box>
              <text:p text:style-name="a607" text:class-names="" text:cond-style-name=""><text:span text:style-name="a605" text:class-names=""><text:page-number style:num-format="1" text:fixed="false">2</text:page-number></text:span><text:span text:style-name="a606" text:class-names=""/></text:p>
            </draw:text-box>
            <svg:title/>
            <svg:desc/>
          </draw:frame>
        </presentation:notes>
      </draw:page>
      <draw:page draw:name="Slide9" draw:style-name="a610" draw:master-page-name="Master1-Layout1-cust-Value-Proposition-Canvas" presentation:presentation-page-layout-name="Master1-PPL1" draw:id="Slide-264">
        <draw:frame draw:id="id145" presentation:style-name="a615" draw:name="Text Placeholder 4" svg:x="4.33333in" svg:y="0.41667in" svg:width="1.53472in" svg:height="0.25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1" text:class-names="">N3<text:s text:c="1"/></text:span><text:span text:style-name="a612" text:class-names="">Community Group<text:tab/></text:span></text:p>
              </text:list-item>
            </text:list>
          </draw:text-box>
          <svg:title/>
          <svg:desc/>
        </draw:frame>
        <draw:frame draw:id="id146" presentation:style-name="a620" draw:name="Text Placeholder 5" svg:x="6.21701in" svg:y="0.41667in" svg:width="1.53472in" svg:height="0.25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6" text:class-names="">Tim Duval</text:span><text:span text:style-name="a617" text:class-names=""/></text:p>
              </text:list-item>
            </text:list>
          </draw:text-box>
          <svg:title/>
          <svg:desc/>
        </draw:frame>
        <draw:frame draw:id="id147" presentation:style-name="a624" draw:name="Text Placeholder 6" svg:x="8.48611in" svg:y="0.41667in" svg:width="1.26389in" svg:height="0.25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07/11/2022</text:span></text:p>
              </text:list-item>
            </text:list>
          </draw:text-box>
          <svg:title/>
          <svg:desc/>
        </draw:frame>
        <draw:frame draw:id="id148" presentation:style-name="a628" draw:name="Text Placeholder 7" svg:x="10.11111in" svg:y="0.41667in" svg:width="0.45139in" svg:height="0.25in" presentation:class="outline" presentation:placeholder="false">
          <draw:text-box>
            <text:list text:style-name="a627">
              <text:list-item>
                <text:p text:style-name="a626" text:class-names="" text:cond-style-name=""><text:span text:style-name="a625" text:class-names="">0.1</text:span></text:p>
              </text:list-item>
            </text:list>
          </draw:text-box>
          <svg:title/>
          <svg:desc/>
        </draw:frame>
        <draw:frame draw:id="id149" presentation:style-name="a632" draw:name="Text Placeholder 34" svg:x="2.86458in" svg:y="1.78125in" svg:width="2.16667in" svg:height="1.71875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150" presentation:style-name="a637" draw:name="Text Placeholder 35" svg:x="0.44792in" svg:y="2.58333in" svg:width="1.38542in" svg:height="2.25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3" text:class-names="">N3 Documentation (Built-ins)</text:span><text:span text:style-name="a634" text:class-names=""/></text:p>
              </text:list-item>
            </text:list>
          </draw:text-box>
          <svg:title/>
          <svg:desc/>
        </draw:frame>
        <draw:frame draw:id="id151" presentation:style-name="a641" draw:name="Text Placeholder 42" svg:x="2.86458in" svg:y="3.83333in" svg:width="2.16667in" svg:height="1.91667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152" presentation:style-name="a646" draw:name="Text Placeholder 8" svg:x="6.32639in" svg:y="1.78125in" svg:width="1.98611in" svg:height="1.71875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2" text:class-names="">Describe the outcomes customers want to achieve or the concrete benefits they are seeking.</text:span><text:span text:style-name="a643" text:class-names=""/></text:p>
              </text:list-item>
            </text:list>
          </draw:text-box>
          <svg:title/>
          <svg:desc/>
        </draw:frame>
        <draw:frame draw:id="id153" presentation:style-name="a653" draw:name="Text Placeholder 9" svg:x="6.32639in" svg:y="3.83333in" svg:width="1.98611in" svg:height="1.91667in" presentation:class="outline" presentation:placeholder="false">
          <draw:text-box>
            <text:list text:style-name="a649">
              <text:list-item>
                <text:p text:style-name="a648" text:class-names="" text:cond-style-name=""><text:span text:style-name="a647" text:class-names="">Cannot recognize N3 as a standard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…</text:span></text:p>
              </text:list-item>
            </text:list>
          </draw:text-box>
          <svg:title/>
          <svg:desc/>
        </draw:frame>
        <draw:frame draw:id="id154" presentation:style-name="a657" draw:name="Text Placeholder 11" svg:x="1.75in" svg:y="6.2691in" svg:width="3.41667in" svg:height="0.66667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155" presentation:style-name="a670" draw:name="Text Placeholder 12" svg:x="7.05035in" svg:y="6.2691in" svg:width="3.42535in" svg:height="0.66667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58" text:class-names="">Developer</text:span><text:span text:style-name="a659" text:class-names=""><text:s text:c="1"/></text:span><text:span text:style-name="a660" text:class-names="">(at</text:span><text:span text:style-name="a661" text:class-names=""><text:s text:c="1"/></text:span><text:span text:style-name="a662" text:class-names="">Customer</text:span><text:span text:style-name="a663" text:class-names=""><text:s text:c="1"/></text:span><text:span text:style-name="a664" text:class-names="">of</text:span><text:span text:style-name="a665" text:class-names=""><text:s text:c="1"/></text:span><text:span text:style-name="a666" text:class-names="">Tool Vendor</text:span><text:span text:style-name="a667" text:class-names="">)</text:span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56" draw:style-name="a683" draw:name="Rectangle 62">
          <svg:title/>
          <svg:desc/>
          <text:p text:style-name="a680" text:class-names="" text:cond-style-name=""><text:span text:style-name="a671" text:class-names="">Design and Copyright by: Strategyzer AG (</text:span><text:span text:style-name="a672" text:class-names=""><text:a xlink:href="https://www.strategyzer.com/" text:style-name="" text:visited-style-name="">https://www.strategyzer.com/</text:a></text:span><text:span text:style-name="a673" text:class-names="">). PowerPoint implementation by: Neos Chronos Limited<text:s text:c="1"/></text:span><text:span text:style-name="a674" text:class-names="">(</text:span><text:span text:style-name="a675" text:class-names=""><text:a xlink:href="https://neoschronos.com" text:style-name="" text:visited-style-name="">https://neoschronos.com</text:a></text:span><text:span text:style-name="a676" text:class-names="">).<text:s text:c="1"/></text:span><text:span text:style-name="a677" text:class-names="">PowerPoint implementation License:<text:s text:c="1"/></text:span><text:span text:style-name="a678" text:class-names=""><text:a xlink:href="https://creativecommons.org/licenses/by-sa/3.0/" text:style-name="" text:visited-style-name="">CC BY-SA 3.0</text:a></text:span><text:span text:style-name="a679" text:class-names=""/></text:p>
          <text:p text:style-name="a682" text:class-names="" text:cond-style-name=""><text:span text:style-name="a6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69266in" svg:y="3in" svg:width="1.59404in" svg:height="0.25in" draw:id="id157" draw:style-name="a687" draw:name="Rectangle 1">
          <svg:title/>
          <svg:desc/>
          <text:p text:style-name="a686" text:class-names="" text:cond-style-name=""><text:span text:style-name="a684" text:class-names="">Implement N3 language support</text:span><text:span text:style-name="a6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58" draw:style-name="a691" draw:name="Rectangle 2">
          <svg:title/>
          <svg:desc/>
          <text:p text:style-name="a690" text:class-names="" text:cond-style-name=""><text:span text:style-name="a688" text:class-names="">Gain 1</text:span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59" draw:style-name="a695" draw:name="Rectangle 3">
          <svg:title/>
          <svg:desc/>
          <text:p text:style-name="a694" text:class-names="" text:cond-style-name=""><text:span text:style-name="a692" text:class-names="">Pain 1</text:span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302in" svg:y="3.56076in" svg:width="1.59404in" svg:height="0.25in" draw:id="id160" draw:style-name="a699" draw:name="Rectangle 4">
          <svg:title/>
          <svg:desc/>
          <text:p text:style-name="a698" text:class-names="" text:cond-style-name=""><text:span text:style-name="a696" text:class-names="">Implement N3 reasoning support</text:span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06">
          <draw:page-thumbnail draw:page-number="5" svg:x="1.3125in" svg:y="1.25in" svg:width="4.875in" svg:height="3.375in" presentation:class="page" draw:id="id161" presentation:style-name="a700" draw:name="Slide Image Placeholder 1">
            <svg:title/>
            <svg:desc/>
          </draw:page-thumbnail>
          <draw:frame draw:id="id162" presentation:style-name="a70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3" draw:style-name="a705" draw:name="Slide Number Placeholder 3" svg:x="4.24826in" svg:y="9.49826in" svg:width="3.25in" svg:height="0.50174in">
            <draw:text-box>
              <text:p text:style-name="a704" text:class-names="" text:cond-style-name=""><text:span text:style-name="a702" text:class-names=""><text:page-number style:num-format="1" text:fixed="false">3</text:page-number></text:span><text:span text:style-name="a703" text:class-names=""/></text:p>
            </draw:text-box>
            <svg:title/>
            <svg:desc/>
          </draw:frame>
        </presentation:notes>
      </draw:page>
      <draw:page draw:name="Slide11" draw:style-name="a707" draw:master-page-name="Master1-Layout1-cust-Value-Proposition-Canvas" presentation:presentation-page-layout-name="Master1-PPL1" draw:id="Slide-266">
        <draw:frame draw:id="id164" presentation:style-name="a711" draw:name="Text Placeholder 4" svg:x="4.33333in" svg:y="0.41667in" svg:width="1.53472in" svg:height="0.25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N3 Community Group<text:tab/></text:span></text:p>
              </text:list-item>
            </text:list>
          </draw:text-box>
          <svg:title/>
          <svg:desc/>
        </draw:frame>
        <draw:frame draw:id="id165" presentation:style-name="a716" draw:name="Text Placeholder 5" svg:x="6.21701in" svg:y="0.41667in" svg:width="1.53472in" svg:height="0.25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2" text:class-names="">Tim Duval</text:span><text:span text:style-name="a713" text:class-names=""/></text:p>
              </text:list-item>
            </text:list>
          </draw:text-box>
          <svg:title/>
          <svg:desc/>
        </draw:frame>
        <draw:frame draw:id="id166" presentation:style-name="a720" draw:name="Text Placeholder 6" svg:x="8.48611in" svg:y="0.41667in" svg:width="1.26389in" svg:height="0.25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07/11/2022</text:span></text:p>
              </text:list-item>
            </text:list>
          </draw:text-box>
          <svg:title/>
          <svg:desc/>
        </draw:frame>
        <draw:frame draw:id="id167" presentation:style-name="a724" draw:name="Text Placeholder 7" svg:x="10.11111in" svg:y="0.41667in" svg:width="0.45139in" svg:height="0.25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0.1</text:span></text:p>
              </text:list-item>
            </text:list>
          </draw:text-box>
          <svg:title/>
          <svg:desc/>
        </draw:frame>
        <draw:frame draw:id="id168" presentation:style-name="a728" draw:name="Text Placeholder 34" svg:x="2.86458in" svg:y="1.78125in" svg:width="2.16667in" svg:height="1.71875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169" presentation:style-name="a733" draw:name="Text Placeholder 35" svg:x="0.44792in" svg:y="2.58333in" svg:width="1.38542in" svg:height="2.25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29" text:class-names="">N3 Documentation (Built-ins)</text:span><text:span text:style-name="a730" text:class-names=""/></text:p>
              </text:list-item>
            </text:list>
          </draw:text-box>
          <svg:title/>
          <svg:desc/>
        </draw:frame>
        <draw:frame draw:id="id170" presentation:style-name="a737" draw:name="Text Placeholder 42" svg:x="2.86458in" svg:y="3.83333in" svg:width="2.16667in" svg:height="1.91667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171" presentation:style-name="a742" draw:name="Text Placeholder 8" svg:x="6.32639in" svg:y="1.78125in" svg:width="1.98611in" svg:height="1.71875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8" text:class-names="">Describe the outcomes customers want to achieve or the concrete benefits they are seeking.</text:span><text:span text:style-name="a739" text:class-names=""/></text:p>
              </text:list-item>
            </text:list>
          </draw:text-box>
          <svg:title/>
          <svg:desc/>
        </draw:frame>
        <draw:frame draw:id="id172" presentation:style-name="a749" draw:name="Text Placeholder 9" svg:x="6.32639in" svg:y="3.83333in" svg:width="1.98611in" svg:height="1.91667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Cannot recognize N3 as a standard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…</text:span></text:p>
              </text:list-item>
            </text:list>
          </draw:text-box>
          <svg:title/>
          <svg:desc/>
        </draw:frame>
        <draw:frame draw:id="id173" presentation:style-name="a753" draw:name="Text Placeholder 11" svg:x="1.75in" svg:y="6.2691in" svg:width="3.41667in" svg:height="0.66667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174" presentation:style-name="a757" draw:name="Text Placeholder 12" svg:x="7.05035in" svg:y="6.2691in" svg:width="3.42535in" svg:height="0.66667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4" text:class-names="">Developer (at Customer of Tool Vendor)</text:span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75" draw:style-name="a770" draw:name="Rectangle 62">
          <svg:title/>
          <svg:desc/>
          <text:p text:style-name="a767" text:class-names="" text:cond-style-name=""><text:span text:style-name="a758" text:class-names="">Design and Copyright by: Strategyzer AG (</text:span><text:span text:style-name="a759" text:class-names=""><text:a xlink:href="https://www.strategyzer.com/" text:style-name="" text:visited-style-name="">https://www.strategyzer.com/</text:a></text:span><text:span text:style-name="a760" text:class-names="">). PowerPoint implementation by: Neos Chronos Limited<text:s text:c="1"/></text:span><text:span text:style-name="a761" text:class-names="">(</text:span><text:span text:style-name="a762" text:class-names=""><text:a xlink:href="https://neoschronos.com" text:style-name="" text:visited-style-name="">https://neoschronos.com</text:a></text:span><text:span text:style-name="a763" text:class-names="">).<text:s text:c="1"/></text:span><text:span text:style-name="a764" text:class-names="">PowerPoint implementation License:<text:s text:c="1"/></text:span><text:span text:style-name="a765" text:class-names=""><text:a xlink:href="https://creativecommons.org/licenses/by-sa/3.0/" text:style-name="" text:visited-style-name="">CC BY-SA 3.0</text:a></text:span><text:span text:style-name="a766" text:class-names=""/></text:p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9138in" svg:y="3.45833in" svg:width="1.59404in" svg:height="0.25in" draw:id="id176" draw:style-name="a774" draw:name="Rectangle 1">
          <svg:title/>
          <svg:desc/>
          <text:p text:style-name="a773" text:class-names="" text:cond-style-name=""><text:span text:style-name="a771" text:class-names="">N3<text:s text:c="1"/></text:span><text:span text:style-name="a772" text:class-names="">language support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77" draw:style-name="a777" draw:name="Rectangle 2">
          <svg:title/>
          <svg:desc/>
          <text:p text:style-name="a776" text:class-names="" text:cond-style-name=""><text:span text:style-name="a775" text:class-names="">Gain 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78" draw:style-name="a780" draw:name="Rectangle 3">
          <svg:title/>
          <svg:desc/>
          <text:p text:style-name="a779" text:class-names="" text:cond-style-name=""><text:span text:style-name="a778" text:class-names="">Pain 1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7">
          <draw:page-thumbnail draw:page-number="6" svg:x="1.3125in" svg:y="1.25in" svg:width="4.875in" svg:height="3.375in" presentation:class="page" draw:id="id179" presentation:style-name="a781" draw:name="Slide Image Placeholder 1">
            <svg:title/>
            <svg:desc/>
          </draw:page-thumbnail>
          <draw:frame draw:id="id180" presentation:style-name="a78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1" draw:style-name="a786" draw:name="Slide Number Placeholder 3" svg:x="4.24826in" svg:y="9.49826in" svg:width="3.25in" svg:height="0.50174in">
            <draw:text-box>
              <text:p text:style-name="a785" text:class-names="" text:cond-style-name=""><text:span text:style-name="a783" text:class-names=""><text:page-number style:num-format="1" text:fixed="false">4</text:page-number></text:span><text:span text:style-name="a784" text:class-names=""/></text:p>
            </draw:text-box>
            <svg:title/>
            <svg:desc/>
          </draw:frame>
        </presentation:notes>
      </draw:page>
      <draw:page draw:name="Slide8" draw:style-name="a788" draw:master-page-name="Master1-Layout1-cust-Value-Proposition-Canvas" presentation:presentation-page-layout-name="Master1-PPL1" draw:id="Slide-263">
        <draw:frame draw:id="id182" presentation:style-name="a792" draw:name="Text Placeholder 4" svg:x="4.33333in" svg:y="0.41667in" svg:width="1.53472in" svg:height="0.25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N3 Community Group<text:tab/></text:span></text:p>
              </text:list-item>
            </text:list>
          </draw:text-box>
          <svg:title/>
          <svg:desc/>
        </draw:frame>
        <draw:frame draw:id="id183" presentation:style-name="a797" draw:name="Text Placeholder 5" svg:x="6.21701in" svg:y="0.41667in" svg:width="1.53472in" svg:height="0.25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3" text:class-names="">Tim Duval</text:span><text:span text:style-name="a794" text:class-names=""/></text:p>
              </text:list-item>
            </text:list>
          </draw:text-box>
          <svg:title/>
          <svg:desc/>
        </draw:frame>
        <draw:frame draw:id="id184" presentation:style-name="a801" draw:name="Text Placeholder 6" svg:x="8.48611in" svg:y="0.41667in" svg:width="1.26389in" svg:height="0.25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07/11/2022</text:span></text:p>
              </text:list-item>
            </text:list>
          </draw:text-box>
          <svg:title/>
          <svg:desc/>
        </draw:frame>
        <draw:frame draw:id="id185" presentation:style-name="a805" draw:name="Text Placeholder 7" svg:x="10.11111in" svg:y="0.41667in" svg:width="0.45139in" svg:height="0.25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0.1</text:span></text:p>
              </text:list-item>
            </text:list>
          </draw:text-box>
          <svg:title/>
          <svg:desc/>
        </draw:frame>
        <draw:frame draw:id="id186" presentation:style-name="a809" draw:name="Text Placeholder 34" svg:x="2.86458in" svg:y="1.78125in" svg:width="2.16667in" svg:height="1.71875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Describe how N3 Built-in Documentation creates gains for this segment.</text:span></text:p>
              </text:list-item>
            </text:list>
          </draw:text-box>
          <svg:title/>
          <svg:desc/>
        </draw:frame>
        <draw:frame draw:id="id187" presentation:style-name="a814" draw:name="Text Placeholder 35" svg:x="0.44792in" svg:y="2.58333in" svg:width="1.38542in" svg:height="2.25in" presentation:class="outline" presentation:placeholder="false">
          <draw:text-box>
            <text:list text:style-name="a813">
              <text:list-item>
                <text:p text:style-name="a812" text:class-names="" text:cond-style-name=""><text:span text:style-name="a810" text:class-names="">N3 Documentation (Built-ins)</text:span><text:span text:style-name="a811" text:class-names=""/></text:p>
              </text:list-item>
            </text:list>
          </draw:text-box>
          <svg:title/>
          <svg:desc/>
        </draw:frame>
        <draw:frame draw:id="id188" presentation:style-name="a818" draw:name="Text Placeholder 42" svg:x="2.86458in" svg:y="3.83333in" svg:width="2.16667in" svg:height="1.91667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Describe how N3 Built-in Documentation alleviates customer pains</text:span></text:p>
              </text:list-item>
            </text:list>
          </draw:text-box>
          <svg:title/>
          <svg:desc/>
        </draw:frame>
        <draw:frame draw:id="id189" presentation:style-name="a823" draw:name="Text Placeholder 8" svg:x="6.32639in" svg:y="1.78125in" svg:width="1.98611in" svg:height="1.71875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19" text:class-names="">Describe the outcomes customers want to achieve or the concrete benefits they are seeking.</text:span><text:span text:style-name="a820" text:class-names=""/></text:p>
              </text:list-item>
            </text:list>
          </draw:text-box>
          <svg:title/>
          <svg:desc/>
        </draw:frame>
        <draw:frame draw:id="id190" presentation:style-name="a830" draw:name="Text Placeholder 9" svg:x="6.32639in" svg:y="3.83333in" svg:width="1.98611in" svg:height="1.91667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Cannot recognize N3 as a standard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…</text:span></text:p>
              </text:list-item>
            </text:list>
          </draw:text-box>
          <svg:title/>
          <svg:desc/>
        </draw:frame>
        <draw:frame draw:id="id191" presentation:style-name="a834" draw:name="Text Placeholder 11" svg:x="1.75in" svg:y="6.2691in" svg:width="3.41667in" svg:height="0.66667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Notation3 Logic Built-in Documentation helps customers….</text:span></text:p>
              </text:list-item>
            </text:list>
          </draw:text-box>
          <svg:title/>
          <svg:desc/>
        </draw:frame>
        <draw:frame draw:id="id192" presentation:style-name="a846" draw:name="Text Placeholder 12" svg:x="7.05035in" svg:y="6.2691in" svg:width="3.42535in" svg:height="0.66667in" presentation:class="outline" presentation:placeholder="false">
          <draw:text-box>
            <text:list text:style-name="a845">
              <text:list-item>
                <text:p text:style-name="a844" text:class-names="" text:cond-style-name=""><text:span text:style-name="a835" text:class-names="">Interested</text:span><text:span text:style-name="a836" text:class-names=""><text:s text:c="1"/></text:span><text:span text:style-name="a837" text:class-names="">Party</text:span><text:span text:style-name="a838" text:class-names=""><text:s text:c="1"/></text:span><text:span text:style-name="a839" text:class-names="">(individual,</text:span><text:span text:style-name="a840" text:class-names=""><text:s text:c="1"/></text:span><text:span text:style-name="a841" text:class-names="">university, etc.)</text:span><text:span text:style-name="a842" text:class-names=""><text:s text:c="1"/></text:span><text:span text:style-name="a843" text:class-names=""/></text:p>
              </text:list-item>
            </text:list>
          </draw:text-box>
          <svg:title/>
          <svg:desc/>
        </draw:frame>
        <draw:custom-shape svg:x="0.27083in" svg:y="7.0625in" svg:width="10.29167in" svg:height="0.33681in" draw:id="id193" draw:style-name="a859" draw:name="Rectangle 62">
          <svg:title/>
          <svg:desc/>
          <text:p text:style-name="a856" text:class-names="" text:cond-style-name=""><text:span text:style-name="a847" text:class-names="">Design and Copyright by: Strategyzer AG (</text:span><text:span text:style-name="a848" text:class-names=""><text:a xlink:href="https://www.strategyzer.com/" text:style-name="" text:visited-style-name="">https://www.strategyzer.com/</text:a></text:span><text:span text:style-name="a849" text:class-names="">). PowerPoint implementation by: Neos Chronos Limited<text:s text:c="1"/></text:span><text:span text:style-name="a850" text:class-names="">(</text:span><text:span text:style-name="a851" text:class-names=""><text:a xlink:href="https://neoschronos.com" text:style-name="" text:visited-style-name="">https://neoschronos.com</text:a></text:span><text:span text:style-name="a852" text:class-names="">).<text:s text:c="1"/></text:span><text:span text:style-name="a853" text:class-names="">PowerPoint implementation License:<text:s text:c="1"/></text:span><text:span text:style-name="a854" text:class-names=""><text:a xlink:href="https://creativecommons.org/licenses/by-sa/3.0/" text:style-name="" text:visited-style-name="">CC BY-SA 3.0</text:a></text:span><text:span text:style-name="a855" text:class-names=""/></text:p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4277in" svg:y="2.98517in" svg:width="1.59404in" svg:height="0.25in" draw:id="id194" draw:style-name="a863" draw:name="Rectangle 1">
          <svg:title/>
          <svg:desc/>
          <text:p text:style-name="a862" text:class-names="" text:cond-style-name=""><text:span text:style-name="a860" text:class-names="">Learn about N3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71846in" svg:y="2.065in" svg:width="1.59404in" svg:height="0.25in" draw:id="id195" draw:style-name="a867" draw:name="Rectangle 2">
          <svg:title/>
          <svg:desc/>
          <text:p text:style-name="a866" text:class-names="" text:cond-style-name=""><text:span text:style-name="a864" text:class-names="">Gain 1</text:span><text:span text:style-name="a8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0625in" svg:y="4.04205in" svg:width="1.59404in" svg:height="0.25in" draw:id="id196" draw:style-name="a871" draw:name="Rectangle 3">
          <svg:title/>
          <svg:desc/>
          <text:p text:style-name="a870" text:class-names="" text:cond-style-name=""><text:span text:style-name="a868" text:class-names="">No one stop for…</text:span><text:span text:style-name="a8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8333in" svg:y="3.31076in" svg:width="1.59404in" svg:height="0.25in" draw:id="id197" draw:style-name="a875" draw:name="Rectangle 4">
          <svg:title/>
          <svg:desc/>
          <text:p text:style-name="a874" text:class-names="" text:cond-style-name=""><text:span text:style-name="a872" text:class-names="">Another…</text:span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6806in" svg:y="3.73127in" svg:width="1.59404in" svg:height="0.25in" draw:id="id198" draw:style-name="a878" draw:name="Rectangle 7">
          <svg:title/>
          <svg:desc/>
          <text:p text:style-name="a877" text:class-names="" text:cond-style-name=""><text:span text:style-name="a876" text:class-names="">Pain 1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85">
          <draw:page-thumbnail draw:page-number="7" svg:x="1.3125in" svg:y="1.25in" svg:width="4.875in" svg:height="3.375in" presentation:class="page" draw:id="id199" presentation:style-name="a879" draw:name="Slide Image Placeholder 1">
            <svg:title/>
            <svg:desc/>
          </draw:page-thumbnail>
          <draw:frame draw:id="id200" presentation:style-name="a8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1" draw:style-name="a884" draw:name="Slide Number Placeholder 3" svg:x="4.24826in" svg:y="9.49826in" svg:width="3.25in" svg:height="0.50174in">
            <draw:text-box>
              <text:p text:style-name="a883" text:class-names="" text:cond-style-name=""><text:span text:style-name="a881" text:class-names=""><text:page-number style:num-format="1" text:fixed="false">4</text:page-number></text:span><text:span text:style-name="a882" text:class-names=""/></text:p>
            </draw:text-box>
            <svg:title/>
            <svg:desc/>
          </draw:frame>
        </presentation:notes>
      </draw:page>
      <draw:page draw:name="Slide10" draw:style-name="a886" draw:master-page-name="Master1-Layout1-cust-Value-Proposition-Canvas" presentation:presentation-page-layout-name="Master1-PPL1" draw:id="Slide-265">
        <draw:frame draw:id="id202" presentation:style-name="a887" draw:name="Text Placeholder 1" svg:x="4.33333in" svg:y="0.41667in" svg:width="1.53472in" svg:height="0.25in" presentation:class="outline" presentation:placeholder="true">
          <draw:text-box/>
          <svg:title/>
          <svg:desc/>
        </draw:frame>
        <draw:frame draw:id="id203" presentation:style-name="a888" draw:name="Text Placeholder 2" svg:x="6.21741in" svg:y="0.41667in" svg:width="1.53472in" svg:height="0.25in" presentation:class="outline" presentation:placeholder="true">
          <draw:text-box/>
          <svg:title/>
          <svg:desc/>
        </draw:frame>
        <draw:frame draw:id="id204" presentation:style-name="a889" draw:name="Text Placeholder 3" svg:x="8.48611in" svg:y="0.41667in" svg:width="1.26389in" svg:height="0.25in" presentation:class="outline" presentation:placeholder="true">
          <draw:text-box/>
          <svg:title/>
          <svg:desc/>
        </draw:frame>
        <draw:frame draw:id="id205" presentation:style-name="a890" draw:name="Text Placeholder 4" svg:x="10.11111in" svg:y="0.41667in" svg:width="0.45139in" svg:height="0.25in" presentation:class="outline" presentation:placeholder="true">
          <draw:text-box/>
          <svg:title/>
          <svg:desc/>
        </draw:frame>
        <draw:frame draw:id="id206" presentation:style-name="a891" draw:name="Text Placeholder 5" svg:x="2.86375in" svg:y="1.78125in" svg:width="2.16667in" svg:height="1.71875in" presentation:class="outline" presentation:placeholder="true">
          <draw:text-box/>
          <svg:title/>
          <svg:desc/>
        </draw:frame>
        <draw:frame draw:id="id207" presentation:style-name="a892" draw:name="Text Placeholder 7" svg:x="2.86375in" svg:y="3.83333in" svg:width="2.16667in" svg:height="1.91667in" presentation:class="outline" presentation:placeholder="true">
          <draw:text-box/>
          <svg:title/>
          <svg:desc/>
        </draw:frame>
        <draw:frame draw:id="id208" presentation:style-name="a893" draw:name="Text Placeholder 8" svg:x="6.32702in" svg:y="1.78125in" svg:width="1.98611in" svg:height="1.71875in" presentation:class="outline" presentation:placeholder="true">
          <draw:text-box/>
          <svg:title/>
          <svg:desc/>
        </draw:frame>
        <draw:frame draw:id="id209" presentation:style-name="a894" draw:name="Text Placeholder 9" svg:x="6.32702in" svg:y="3.83333in" svg:width="1.98611in" svg:height="1.91667in" presentation:class="outline" presentation:placeholder="true">
          <draw:text-box/>
          <svg:title/>
          <svg:desc/>
        </draw:frame>
        <draw:frame draw:id="id210" presentation:style-name="a895" draw:name="Text Placeholder 10" svg:x="8.91667in" svg:y="2.58333in" svg:width="1.41667in" svg:height="2.25in" presentation:class="outline" presentation:placeholder="true">
          <draw:text-box/>
          <svg:title/>
          <svg:desc/>
        </draw:frame>
        <draw:frame draw:id="id211" presentation:style-name="a896" draw:name="Text Placeholder 11" svg:x="1.75in" svg:y="6.26852in" svg:width="3.41667in" svg:height="0.66667in" presentation:class="outline" presentation:placeholder="true">
          <draw:text-box/>
          <svg:title/>
          <svg:desc/>
        </draw:frame>
        <draw:frame draw:id="id212" presentation:style-name="a897" draw:name="Text Placeholder 12" svg:x="7.0505in" svg:y="6.26852in" svg:width="3.4252in" svg:height="0.66666in" presentation:class="outline" presentation:placeholder="true">
          <draw:text-box/>
          <svg:title/>
          <svg:desc/>
        </draw:frame>
        <draw:custom-shape svg:x="-0.00588in" svg:y="-0.01852in" svg:width="10.83921in" svg:height="7.51852in" draw:id="id213" draw:style-name="a900" draw:name="Rectangle 13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4" presentation:style-name="a908" draw:name="Text Placeholder 6" svg:x="0.69708in" svg:y="2.68519in" svg:width="9.05292in" svg:height="2.25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BLANK PAGE –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4" text:class-names="">TEMPLATE ON NEXT SLIDE</text:span><text:span text:style-name="a905" text:class-names=""/></text:p>
              </text:list-item>
            </text:list>
          </draw:text-box>
          <svg:title/>
          <svg:desc/>
        </draw:frame>
      </draw:page>
      <draw:page draw:name="Slide1" draw:style-name="a909" draw:master-page-name="Master1-Layout1-cust-Value-Proposition-Canvas" presentation:presentation-page-layout-name="Master1-PPL1" draw:id="Slide-256">
        <draw:frame draw:id="id215" presentation:style-name="a910" draw:name="Text Placeholder 25" svg:x="4.33333in" svg:y="0.41667in" svg:width="1.53472in" svg:height="0.25in" presentation:class="outline" presentation:placeholder="true">
          <draw:text-box/>
          <svg:title/>
          <svg:desc/>
        </draw:frame>
        <draw:frame draw:id="id216" presentation:style-name="a911" draw:name="Text Placeholder 26" svg:x="6.21701in" svg:y="0.41667in" svg:width="1.53472in" svg:height="0.25in" presentation:class="outline" presentation:placeholder="true">
          <draw:text-box/>
          <svg:title/>
          <svg:desc/>
        </draw:frame>
        <draw:frame draw:id="id217" presentation:style-name="a912" draw:name="Text Placeholder 27" svg:x="8.48611in" svg:y="0.41667in" svg:width="1.26389in" svg:height="0.25in" presentation:class="outline" presentation:placeholder="true">
          <draw:text-box/>
          <svg:title/>
          <svg:desc/>
        </draw:frame>
        <draw:frame draw:id="id218" presentation:style-name="a913" draw:name="Text Placeholder 28" svg:x="10.11111in" svg:y="0.41667in" svg:width="0.45139in" svg:height="0.25in" presentation:class="outline" presentation:placeholder="true">
          <draw:text-box/>
          <svg:title/>
          <svg:desc/>
        </draw:frame>
        <draw:frame draw:id="id219" presentation:style-name="a914" draw:name="Text Placeholder 29" svg:x="2.86458in" svg:y="1.78125in" svg:width="2.16667in" svg:height="1.71875in" presentation:class="outline" presentation:placeholder="true">
          <draw:text-box/>
          <svg:title/>
          <svg:desc/>
        </draw:frame>
        <draw:frame draw:id="id220" presentation:style-name="a915" draw:name="Text Placeholder 30" svg:x="0.44792in" svg:y="2.58333in" svg:width="1.38542in" svg:height="2.25in" presentation:class="outline" presentation:placeholder="true">
          <draw:text-box/>
          <svg:title/>
          <svg:desc/>
        </draw:frame>
        <draw:frame draw:id="id221" presentation:style-name="a916" draw:name="Text Placeholder 31" svg:x="2.86458in" svg:y="3.83333in" svg:width="2.16667in" svg:height="1.91667in" presentation:class="outline" presentation:placeholder="true">
          <draw:text-box/>
          <svg:title/>
          <svg:desc/>
        </draw:frame>
        <draw:frame draw:id="id222" presentation:style-name="a917" draw:name="Text Placeholder 32" svg:x="6.32639in" svg:y="1.78125in" svg:width="1.98611in" svg:height="1.71875in" presentation:class="outline" presentation:placeholder="true">
          <draw:text-box/>
          <svg:title/>
          <svg:desc/>
        </draw:frame>
        <draw:frame draw:id="id223" presentation:style-name="a918" draw:name="Text Placeholder 33" svg:x="6.32639in" svg:y="3.83333in" svg:width="1.98611in" svg:height="1.91667in" presentation:class="outline" presentation:placeholder="true">
          <draw:text-box/>
          <svg:title/>
          <svg:desc/>
        </draw:frame>
        <draw:frame draw:id="id224" presentation:style-name="a919" draw:name="Text Placeholder 36" svg:x="8.91667in" svg:y="2.58333in" svg:width="1.41667in" svg:height="2.25in" presentation:class="outline" presentation:placeholder="true">
          <draw:text-box/>
          <svg:title/>
          <svg:desc/>
        </draw:frame>
        <draw:frame draw:id="id225" presentation:style-name="a920" draw:name="Text Placeholder 37" svg:x="1.75in" svg:y="6.2691in" svg:width="3.41667in" svg:height="0.66667in" presentation:class="outline" presentation:placeholder="true">
          <draw:text-box/>
          <svg:title/>
          <svg:desc/>
        </draw:frame>
        <draw:frame draw:id="id226" presentation:style-name="a921" draw:name="Text Placeholder 38" svg:x="7.05035in" svg:y="6.2691in" svg:width="3.42535in" svg:height="0.66667in" presentation:class="outline" presentation:placeholder="true">
          <draw:text-box/>
          <svg:title/>
          <svg:desc/>
        </draw:frame>
        <draw:custom-shape svg:x="0.27083in" svg:y="7.0625in" svg:width="10.29167in" svg:height="0.33681in" draw:id="id227" draw:style-name="a934" draw:name="Rectangle 62">
          <svg:title/>
          <svg:desc/>
          <text:p text:style-name="a931" text:class-names="" text:cond-style-name=""><text:span text:style-name="a922" text:class-names="">Design and Copyright by: Strategyzer AG (</text:span><text:span text:style-name="a923" text:class-names=""><text:a xlink:href="https://www.strategyzer.com/" text:style-name="" text:visited-style-name="">https://www.strategyzer.com/</text:a></text:span><text:span text:style-name="a924" text:class-names="">). PowerPoint implementation by: Neos Chronos Limited<text:s text:c="1"/></text:span><text:span text:style-name="a925" text:class-names="">(</text:span><text:span text:style-name="a926" text:class-names=""><text:a xlink:href="https://neoschronos.com" text:style-name="" text:visited-style-name="">https://neoschronos.com</text:a></text:span><text:span text:style-name="a927" text:class-names="">).<text:s text:c="1"/></text:span><text:span text:style-name="a928" text:class-names="">PowerPoint implementation License:<text:s text:c="1"/></text:span><text:span text:style-name="a929" text:class-names=""><text:a xlink:href="https://creativecommons.org/licenses/by-sa/3.0/" text:style-name="" text:visited-style-name="">CC BY-SA 3.0</text:a></text:span><text:span text:style-name="a930" text:class-names=""/></text:p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Value Proposition Canvas">
      <presentation:placeholder presentation:object="outline" svg:x="4.33333in" svg:y="0.41667in" svg:width="1.53472in" svg:height="0.25in"/>
      <presentation:placeholder presentation:object="outline" svg:x="6.21741in" svg:y="0.41667in" svg:width="1.53472in" svg:height="0.25in"/>
      <presentation:placeholder presentation:object="outline" svg:x="8.48611in" svg:y="0.41667in" svg:width="1.26389in" svg:height="0.25in"/>
      <presentation:placeholder presentation:object="outline" svg:x="10.11111in" svg:y="0.41667in" svg:width="0.45139in" svg:height="0.25in"/>
      <presentation:placeholder presentation:object="outline" svg:x="2.86375in" svg:y="1.78125in" svg:width="2.16667in" svg:height="1.71875in"/>
      <presentation:placeholder presentation:object="outline" svg:x="0.44708in" svg:y="2.58333in" svg:width="1.38625in" svg:height="2.25in"/>
      <presentation:placeholder presentation:object="outline" svg:x="2.86375in" svg:y="3.83333in" svg:width="2.16667in" svg:height="1.91667in"/>
      <presentation:placeholder presentation:object="outline" svg:x="6.32702in" svg:y="1.78125in" svg:width="1.98611in" svg:height="1.71875in"/>
      <presentation:placeholder presentation:object="outline" svg:x="6.32702in" svg:y="3.83333in" svg:width="1.98611in" svg:height="1.91667in"/>
      <presentation:placeholder presentation:object="outline" svg:x="8.91667in" svg:y="2.58333in" svg:width="1.41667in" svg:height="2.25in"/>
      <presentation:placeholder presentation:object="outline" svg:x="1.75in" svg:y="6.26852in" svg:width="3.41667in" svg:height="0.66667in"/>
      <presentation:placeholder presentation:object="outline" svg:x="7.0505in" svg:y="6.26852in" svg:width="3.4252in" svg:height="0.66666in"/>
    </style:presentation-page-layout>
    <style:style style:family="graphic" style:name="Graphics"/>
    <style:style style:family="table-cell" style:name="a240">
      <style:table-cell-properties fo:background-color="#cfd5ea"/>
    </style:style>
    <style:style style:family="table-cell" style:name="a24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4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37">
      <style:table-cell-properties/>
    </style:style>
    <style:style style:family="table-cell" style:name="a2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8">
      <style:table-cell-properties fo:background-color="#cfd5ea"/>
    </style:style>
    <style:style style:family="table-cell" style:name="a250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24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9">
      <style:table-cell-properties/>
    </style:style>
    <style:style style:family="table-cell" style:name="a251">
      <style:table-cell-properties/>
      <style:text-properties fo:font-weight="bold" style:font-weight-asian="bold" style:font-weight-complex="bold"/>
    </style:style>
    <style:style style:family="table-cell" style:name="a245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246">
      <style:table-cell-properties fo:background-color="#000000"/>
    </style:style>
    <style:style style:family="table-cell" style:name="a252">
      <style:table-cell-properties/>
      <style:text-properties fo:font-weight="bold" style:font-weight-asian="bold" style:font-weight-complex="bold"/>
    </style:style>
    <style:style style:family="table-cell" style:name="a247">
      <style:table-cell-properties/>
    </style:style>
    <style:style style:family="table-cell" style:name="a248">
      <style:table-cell-properties fo:background-color="#000000"/>
    </style:style>
    <style:style style:family="table-cell" style:name="a249">
      <style:table-cell-properties fo:background-color="transparent" fo:border-bottom="0.01389in solid #000000"/>
      <style:text-properties fo:font-weight="bold" style:font-weight-asian="bold" style:font-weight-complex="bold"/>
    </style:style>
    <style:default-style style:family="graphic">
      <style:graphic-properties draw:fill="gradient" draw:fill-gradient-name="a935" draw:stroke="solid" svg:stroke-width="0.01042in" svg:stroke-color="#64982f" svg:stroke-opacity="100%" svg:stroke-linecap="butt" draw:shadow="visible" draw:shadow-offset-x="0in" draw:shadow-offset-y="0.02515in" draw:shadow-color="#000000" draw:shadow-opacity="35%"/>
    </style:default-style>
    <draw:gradient draw:name="a935" draw:style="linear" draw:angle="1800" draw:start-color="#66a824" draw:end-color="#bfefa3" draw:start-intensity="100%" draw:end-intensity="100%"/>
    <draw:marker draw:name="a119" svg:viewBox="0 0 20 30" svg:d="m10 0-10 30h20z"/>
    <draw:marker draw:name="a148" svg:viewBox="0 0 20 30" svg:d="m10 0-10 30h20z"/>
    <draw:marker draw:name="a25" svg:viewBox="0 0 20 30" svg:d="m10 0-10 30h20z"/>
    <draw:marker draw:name="a54" svg:viewBox="0 0 20 30" svg:d="m10 0-10 30h20z"/>
    <table:table-template table:name="{5C22544A-7EE6-4342-B048-85BDC9FD1C3A}">
      <table:first-row table:style-name="a241" table:paragraph-style-name=""/>
      <table:last-row table:style-name="a242" table:paragraph-style-name=""/>
      <table:first-column table:style-name="a243" table:paragraph-style-name=""/>
      <table:last-column table:style-name="a244" table:paragraph-style-name=""/>
      <table:body table:style-name="a236" table:paragraph-style-name=""/>
      <table:even-rows table:style-name="a239" table:paragraph-style-name=""/>
      <table:odd-rows table:style-name="a240" table:paragraph-style-name=""/>
      <table:even-columns table:style-name="a237" table:paragraph-style-name=""/>
      <table:odd-columns table:style-name="a238" table:paragraph-style-name=""/>
    </table:table-template>
    <table:table-template table:name="{9D7B26C5-4107-4FEC-AEDC-1716B250A1EF}">
      <table:first-row table:style-name="a249" table:paragraph-style-name=""/>
      <table:last-row table:style-name="a250" table:paragraph-style-name=""/>
      <table:first-column table:style-name="a251" table:paragraph-style-name=""/>
      <table:last-column table:style-name="a252" table:paragraph-style-name=""/>
      <table:body table:style-name="a245" table:paragraph-style-name=""/>
      <table:even-rows table:style-name="a247" table:paragraph-style-name=""/>
      <table:odd-rows table:style-name="a248" table:paragraph-style-name=""/>
      <table:odd-columns table:style-name="a246" table:paragraph-style-name=""/>
    </table:table-template>
  </office:styles>
  <office:automatic-styles>
    <style:page-layout style:name="pageLayout1">
      <style:page-layout-properties fo:page-width="10.8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5" style:parent-style-name="Graphics">
      <style:graphic-properties draw:fill="none" fo:clip="rect(0in, 0in, 0in, 0in)" draw:stroke="none"/>
    </style:style>
    <style:style style:family="graphic" style:name="a146">
      <style:graphic-properties draw:fill="none" draw:stroke="solid" svg:stroke-width="0.01042in" svg:stroke-color="#444444" svg:stroke-opacity="100%" svg:stroke-linecap="butt"/>
    </style:style>
    <style:style style:family="graphic" style:name="a147">
      <style:graphic-properties draw:fill="none" draw:stroke="solid" svg:stroke-width="0.01042in" svg:stroke-color="#444444" svg:stroke-opacity="100%" svg:stroke-linecap="butt"/>
    </style:style>
    <style:style style:family="graphic" style:name="a149">
      <style:graphic-properties draw:fill="none" draw:stroke="solid" svg:stroke-width="0.01042in" svg:stroke-color="#444444" draw:marker-end="a148" svg:stroke-opacity="100%" svg:stroke-linecap="butt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" style:parent-style-name="Graphics">
      <style:graphic-properties draw:fill="none" fo:clip="rect(0in, 0in, 0in, 0in)" draw:stroke="none"/>
    </style:style>
    <style:style style:family="text" style:name="a15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44444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02">
      <style:graphic-properties draw:fill="none" draw:stroke="solid" svg:stroke-width="0.01042in" svg:stroke-color="#444444" svg:stroke-opacity="100%" svg:stroke-linecap="butt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draw:fill="none" draw:stroke="solid" svg:stroke-width="0.01042in" svg:stroke-color="#444444" svg:stroke-opacity="100%" svg:stroke-linecap="butt"/>
    </style:style>
    <style:style style:family="text" style:name="a16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444444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26">
      <style:graphic-properties draw:fill="none" draw:stroke="solid" svg:stroke-width="0.01042in" svg:stroke-color="#444444" draw:marker-start="a25" svg:stroke-opacity="100%" svg:stroke-linecap="butt"/>
    </style:style>
    <style:style style:family="text" style:name="a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1f1f1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1f1f1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444444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09722in" style:font-size-asian="0.09722in" style:font-size-complex="0.09722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draw:fill="none" draw:stroke="solid" svg:stroke-width="0.01042in" svg:stroke-color="#444444" draw:marker-start="a119" svg:stroke-opacity="100%" svg:stroke-linecap="butt"/>
    </style:style>
    <style:style style:family="text" style:name="a121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919191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-asian="swiss" style:font-pitch-asian="variable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 style:parent-style-name="Graphics">
      <style:graphic-properties draw:fill="none" fo:clip="rect(0in, 0in, 0in, 0in)" draw:stroke="none"/>
    </style:style>
    <style:style style:family="paragraph" style:name="a196">
      <style:paragraph-properties fo:line-height="100%" fo:text-align="left" style:tab-stop-distance="0.5in" fo:margin-left="0in" fo:margin-right="0in" fo:text-indent="0in" fo:margin-top="0.02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draw:fill="none" draw:stroke="solid" svg:stroke-width="0.01042in" svg:stroke-color="#444444" svg:stroke-opacity="100%" svg:stroke-linecap="butt"/>
    </style:style>
    <style:style style:family="graphic" style:name="a53">
      <style:graphic-properties draw:fill="none" draw:stroke="solid" svg:stroke-width="0.01042in" svg:stroke-color="#444444" svg:stroke-opacity="100%" svg:stroke-linecap="butt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">
      <style:graphic-properties draw:fill="none" draw:stroke="solid" svg:stroke-width="0.01042in" svg:stroke-color="#444444" draw:marker-end="a54" svg:stroke-opacity="100%" svg:stroke-linecap="butt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444444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">
      <style:graphic-properties draw:fill="none" draw:stroke="solid" svg:stroke-width="0.01042in" svg:stroke-color="#444444" svg:stroke-opacity="100%" svg:stroke-linecap="butt"/>
    </style:style>
    <style:style style:family="graphic" style:name="a61">
      <style:graphic-properties draw:fill="none" draw:stroke="solid" svg:stroke-width="0.01042in" svg:stroke-color="#444444" svg:stroke-opacity="100%" svg:stroke-linecap="butt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generic="swiss" style:font-family-generic-asian="swiss" style:font-pitch="variable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44444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08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  <number:date-style xmlns:number="urn:oasis:names:tc:opendocument:xmlns:datastyle:1.0" style:name="a66" number:transliteration-format="" number:transliteration-style="long">
      <number:month number:calendar="gregorian"/>
      <number:text>/</number:text>
      <number:day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draw:style-name="a3" draw:name="TextBox 6" svg:x="0.27083in" svg:y="0.33333in" svg:width="3.22917in" svg:height="0.36979in">
        <draw:text-box>
          <text:p text:style-name="a2" text:class-names="" text:cond-style-name=""><text:span text:style-name="a1" text:class-names="">Value Proposition Canvas</text:span></text:p>
        </draw:text-box>
        <svg:title/>
        <svg:desc/>
      </draw:frame>
      <draw:frame draw:id="id1" draw:style-name="a6" draw:name="TextBox 7" svg:x="4.22222in" svg:y="0.20139in" svg:width="1.53472in" svg:height="0.21875in">
        <draw:text-box>
          <text:p text:style-name="a5" text:class-names="" text:cond-style-name=""><text:span text:style-name="a4" text:class-names="">Designed for:</text:span></text:p>
        </draw:text-box>
        <svg:title/>
        <svg:desc/>
      </draw:frame>
      <draw:frame draw:id="id2" draw:style-name="a9" draw:name="TextBox 8" svg:x="6.10938in" svg:y="0.19792in" svg:width="1.53472in" svg:height="0.21875in">
        <draw:text-box>
          <text:p text:style-name="a8" text:class-names="" text:cond-style-name=""><text:span text:style-name="a7" text:class-names="">Designed by:</text:span></text:p>
        </draw:text-box>
        <svg:title/>
        <svg:desc/>
      </draw:frame>
      <draw:frame draw:id="id3" draw:style-name="a12" draw:name="TextBox 9" svg:x="8.38194in" svg:y="0.19792in" svg:width="1.32813in" svg:height="0.22222in">
        <draw:text-box>
          <text:p text:style-name="a11" text:class-names="" text:cond-style-name=""><text:span text:style-name="a10" text:class-names="">Date:</text:span></text:p>
        </draw:text-box>
        <svg:title/>
        <svg:desc/>
      </draw:frame>
      <draw:frame draw:id="id4" draw:style-name="a15" draw:name="TextBox 10" svg:x="9.99826in" svg:y="0.19792in" svg:width="0.67882in" svg:height="0.21875in">
        <draw:text-box>
          <text:p text:style-name="a14" text:class-names="" text:cond-style-name=""><text:span text:style-name="a13" text:class-names="">Version:</text:span></text:p>
        </draw:text-box>
        <svg:title/>
        <svg:desc/>
      </draw:frame>
      <draw:custom-shape svg:x="0.36806in" svg:y="6.25868in" svg:width="4.81944in" svg:height="0.68576in" draw:id="id5" draw:style-name="a18" draw:name="Rectangle 31">
        <svg:title/>
        <svg:desc/>
        <text:p text:style-name="a17" text:class-names="" text:cond-style-name=""><text:span text:style-name="a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8333in" svg:y="6.25868in" svg:width="4.88021in" svg:height="0.68576in" draw:id="id6" draw:style-name="a21" draw:name="Rectangle 32">
        <svg:title/>
        <svg:desc/>
        <text:p text:style-name="a20" text:class-names="" text:cond-style-name=""><text:span text:style-name="a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806in" svg:y="1.28646in" svg:width="4.81944in" svg:height="4.76042in" draw:id="id7" draw:style-name="a24" draw:name="Rectangle 49">
        <svg:title/>
        <svg:desc/>
        <text:p text:style-name="a23" text:class-names="" text:cond-style-name=""><text:span text:style-name="a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6" draw:id="id8">
        <svg:title/>
        <svg:desc/>
        <draw:custom-shape svg:x="5.66667in" svg:y="1.28646in" svg:width="4.79688in" svg:height="4.76389in" draw:id="id23" draw:style-name="a59" draw:name="Oval 1">
          <svg:title/>
          <svg:desc/>
          <text:p text:style-name="a58" text:class-names="" text:cond-style-name=""><text:span text:style-name="a5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02257in" svg:y1="3.66667in" svg:x2="9.76042in" svg:y2="1.98438in" draw:end-shape="id23" draw:end-glue-point="7" draw:id="id24" draw:style-name="a60" draw:name="Straight Connector 51">
          <svg:title/>
          <svg:desc/>
        </draw:connector>
        <draw:connector draw:type="line" svg:x1="8.02257in" svg:y1="3.60417in" svg:x2="9.76042in" svg:y2="5.35243in" draw:end-shape="id23" draw:end-glue-point="6" draw:id="id25" draw:style-name="a61" draw:name="Straight Connector 54">
          <svg:title/>
          <svg:desc/>
        </draw:connector>
      </draw:g>
      <draw:connector draw:type="line" svg:x1="5.41667in" svg:y1="3.66667in" svg:x2="8.02257in" svg:y2="3.66667in" draw:id="id9" draw:style-name="a26" draw:name="Straight Connector 20">
        <svg:title/>
        <svg:desc/>
      </draw:connector>
      <draw:frame draw:id="id10" draw:style-name="a29" draw:name="TextBox 23" svg:x="0.74479in" svg:y="1.29688in" svg:width="1.91493in" svg:height="0.2691in">
        <draw:text-box>
          <text:p text:style-name="a28" text:class-names="" text:cond-style-name=""><text:span text:style-name="a27" text:class-names="">Gain Creators</text:span></text:p>
        </draw:text-box>
        <svg:title/>
        <svg:desc/>
      </draw:frame>
      <draw:frame draw:id="id11" draw:style-name="a32" draw:transform="translate(-0.9566in -0.13455in) rotate(1.5708) translate(0.21788in 3.60417in)" draw:name="TextBox 24" svg:width="1.91319in" svg:height="0.2691in">
        <draw:text-box>
          <text:p text:style-name="a31" text:class-names="" text:cond-style-name=""><text:span text:style-name="a30" text:class-names="">Products and Services</text:span></text:p>
        </draw:text-box>
        <svg:title/>
        <svg:desc/>
      </draw:frame>
      <draw:frame draw:id="id12" draw:style-name="a35" draw:name="TextBox 25" svg:x="0.74479in" svg:y="5.77778in" svg:width="1.91493in" svg:height="0.2691in">
        <draw:text-box>
          <text:p text:style-name="a34" text:class-names="" text:cond-style-name=""><text:span text:style-name="a33" text:class-names="">Pain Relievers</text:span></text:p>
        </draw:text-box>
        <svg:title/>
        <svg:desc/>
      </draw:frame>
      <draw:frame draw:id="id13" draw:style-name="a38" draw:name="TextBox 26" svg:x="7.70486in" svg:y="5.78125in" svg:width="0.63368in" svg:height="0.2691in">
        <draw:text-box>
          <text:p text:style-name="a37" text:class-names="" text:cond-style-name=""><text:span text:style-name="a36" text:class-names="">Pains</text:span></text:p>
        </draw:text-box>
        <svg:title/>
        <svg:desc/>
      </draw:frame>
      <draw:frame draw:id="id14" draw:style-name="a41" draw:name="TextBox 27" svg:x="7.6441in" svg:y="1.29861in" svg:width="0.75347in" svg:height="0.2691in">
        <draw:text-box>
          <text:p text:style-name="a40" text:class-names="" text:cond-style-name=""><text:span text:style-name="a39" text:class-names="">Gains</text:span></text:p>
        </draw:text-box>
        <svg:title/>
        <svg:desc/>
      </draw:frame>
      <draw:frame draw:id="id15" draw:style-name="a44" draw:transform="translate(-0.61719in -0.13455in) rotate(-1.5708) translate(10.61545in 3.6033in)" draw:name="TextBox 28" svg:width="1.23438in" svg:height="0.2691in">
        <draw:text-box>
          <text:p text:style-name="a43" text:class-names="" text:cond-style-name=""><text:span text:style-name="a42" text:class-names="">Customer Jobs</text:span></text:p>
        </draw:text-box>
        <svg:title/>
        <svg:desc/>
      </draw:frame>
      <draw:frame draw:id="id16" draw:style-name="a47" draw:name="TextBox 29" svg:x="5.58333in" svg:y="6.25868in" svg:width="1.91319in" svg:height="0.2691in">
        <draw:text-box>
          <text:p text:style-name="a46" text:class-names="" text:cond-style-name=""><text:span text:style-name="a45" text:class-names="">Customer Segment</text:span></text:p>
        </draw:text-box>
        <svg:title/>
        <svg:desc/>
      </draw:frame>
      <draw:frame draw:id="id17" draw:style-name="a50" draw:name="TextBox 30" svg:x="0.36979in" svg:y="6.25868in" svg:width="1.91319in" svg:height="0.2691in">
        <draw:text-box>
          <text:p text:style-name="a49" text:class-names="" text:cond-style-name=""><text:span text:style-name="a48" text:class-names="">Value Proposition</text:span></text:p>
        </draw:text-box>
        <svg:title/>
        <svg:desc/>
      </draw:frame>
      <draw:frame draw:id="id18" draw:style-name="a51" draw:name="Picture 34" svg:x="7.83333in" svg:y="3.46875in" svg:width="0.35938in" svg:height="0.36632in" style:rel-width="scale" style:rel-height="scale">
        <draw:image xlink:href="media/image1.png" xlink:type="simple" xlink:show="embed" xlink:actuate="onLoad"/>
        <svg:title/>
        <svg:desc/>
      </draw:frame>
      <draw:connector draw:type="line" svg:x1="0.36979in" svg:y1="1.28646in" svg:x2="2.72917in" svg:y2="3.60417in" draw:id="id19" draw:style-name="a52" draw:name="Straight Connector 36">
        <svg:title/>
        <svg:desc/>
      </draw:connector>
      <draw:connector draw:type="line" svg:x1="0.36806in" svg:y1="6.04688in" svg:x2="2.73264in" svg:y2="3.72049in" draw:id="id20" draw:style-name="a53" draw:name="Straight Connector 37">
        <svg:title/>
        <svg:desc/>
      </draw:connector>
      <draw:connector draw:type="line" svg:x1="2.73264in" svg:y1="3.66667in" svg:x2="5.41667in" svg:y2="3.66667in" draw:id="id21" draw:style-name="a55" draw:name="Straight Connector 40">
        <svg:title/>
        <svg:desc/>
      </draw:connector>
      <draw:frame draw:id="id22" draw:style-name="a56" draw:name="Picture 35" svg:x="2.59375in" svg:y="3.46875in" svg:width="0.36111in" svg:height="0.36632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93">
        <draw:frame draw:id="id26" presentation:style-name="a64" draw:name="Header Placeholder 1" svg:x="0in" svg:y="0in" svg:width="3.25in" svg:height="0.50174in" presentation:class="head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27" presentation:style-name="a69" draw:name="Date Placeholder 2" svg:x="4.24826in" svg:y="0in" svg:width="3.25in" svg:height="0.50174in" presentation:class="date-time" presentation:placeholder="false">
          <draw:text-box>
            <text:p text:style-name="a68" text:class-names="" text:cond-style-name=""><text:span text:style-name="a65" text:class-names=""><text:date text:fixed="false" style:data-style-name="a66">11/7/22</text:date></text:span><text:span text:style-name="a67" text:class-names=""/></text:p>
          </draw:text-box>
          <svg:title/>
          <svg:desc/>
        </draw:frame>
        <draw:page-thumbnail svg:x="1.3125in" svg:y="1.25in" svg:width="4.875in" svg:height="3.375in" presentation:class="page" draw:id="id28" presentation:style-name="a70" draw:name="Slide Image Placeholder 3">
          <svg:title/>
          <svg:desc/>
        </draw:page-thumbnail>
        <draw:frame draw:id="id29" presentation:style-name="a85" draw:name="Notes Placeholder 4" svg:x="0.75in" svg:y="4.8125in" svg:width="6in" svg:height="3.9375in" presentation:class="notes" presentation:placeholder="false">
          <draw:text-box>
            <text:p text:style-name="a72" text:class-names="" text:cond-style-name=""><text:span text:style-name="a71" text:class-names="">Click to edit Master text styles</text:span></text:p>
            <text:list text:style-name="a75">
              <text:list-item>
                <text:list text:style-name="a75">
                  <text:list-item>
                    <text:p text:style-name="a74" text:class-names="" text:cond-style-name=""><text:span text:style-name="a73" text:class-names="">Second level</text:span></text:p>
                  </text:list-item>
                </text:list>
              </text:list-item>
            </text:list>
            <text:list text:style-name="a78">
              <text:list-item>
                <text:list text:style-name="a78">
                  <text:list-item>
                    <text:list text:style-name="a78">
                      <text:list-item>
                        <text:p text:style-name="a77" text:class-names="" text:cond-style-name=""><text:span text:style-name="a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">
              <text:list-item>
                <text:list text:style-name="a81">
                  <text:list-item>
                    <text:list text:style-name="a81">
                      <text:list-item>
                        <text:list text:style-name="a81">
                          <text:list-item>
                            <text:p text:style-name="a80" text:class-names="" text:cond-style-name=""><text:span text:style-name="a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">
              <text:list-item>
                <text:list text:style-name="a84">
                  <text:list-item>
                    <text:list text:style-name="a84">
                      <text:list-item>
                        <text:list text:style-name="a84">
                          <text:list-item>
                            <text:list text:style-name="a84">
                              <text:list-item>
                                <text:p text:style-name="a83" text:class-names="" text:cond-style-name=""><text:span text:style-name="a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0" presentation:style-name="a88" draw:name="Footer Placeholder 5" svg:x="0in" svg:y="9.49826in" svg:width="3.25in" svg:height="0.50174in" presentation:class="foot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31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89" text:class-names=""><text:page-number style:num-format="1" text:fixed="false">‹#›</text:page-number></text:span><text:span text:style-name="a90" text:class-names=""/></text:p>
          </draw:text-box>
          <svg:title/>
          <svg:desc/>
        </draw:frame>
      </presentation:notes>
    </style:master-page>
    <style:master-page style:name="Master1-Layout1-cust-Value-Proposition-Canvas" style:page-layout-name="pageLayout1" draw:style-name="a94">
      <draw:frame draw:id="id32" draw:layer="Master1-bg" draw:style-name="a97" draw:name="TextBox 6" svg:x="0.27083in" svg:y="0.33333in" svg:width="3.22917in" svg:height="0.36979in">
        <draw:text-box>
          <text:p text:style-name="a96" text:class-names="" text:cond-style-name=""><text:span text:style-name="a95" text:class-names="">Value Proposition Canvas</text:span></text:p>
        </draw:text-box>
        <svg:title/>
        <svg:desc/>
      </draw:frame>
      <draw:frame draw:id="id33" draw:layer="Master1-bg" draw:style-name="a100" draw:name="TextBox 7" svg:x="4.22222in" svg:y="0.20139in" svg:width="1.53472in" svg:height="0.21875in">
        <draw:text-box>
          <text:p text:style-name="a99" text:class-names="" text:cond-style-name=""><text:span text:style-name="a98" text:class-names="">Designed for:</text:span></text:p>
        </draw:text-box>
        <svg:title/>
        <svg:desc/>
      </draw:frame>
      <draw:frame draw:id="id34" draw:layer="Master1-bg" draw:style-name="a103" draw:name="TextBox 8" svg:x="6.10938in" svg:y="0.19792in" svg:width="1.53472in" svg:height="0.21875in">
        <draw:text-box>
          <text:p text:style-name="a102" text:class-names="" text:cond-style-name=""><text:span text:style-name="a101" text:class-names="">Designed by:</text:span></text:p>
        </draw:text-box>
        <svg:title/>
        <svg:desc/>
      </draw:frame>
      <draw:frame draw:id="id35" draw:layer="Master1-bg" draw:style-name="a106" draw:name="TextBox 9" svg:x="8.38194in" svg:y="0.19792in" svg:width="1.32813in" svg:height="0.22222in">
        <draw:text-box>
          <text:p text:style-name="a105" text:class-names="" text:cond-style-name=""><text:span text:style-name="a104" text:class-names="">Date:</text:span></text:p>
        </draw:text-box>
        <svg:title/>
        <svg:desc/>
      </draw:frame>
      <draw:frame draw:id="id36" draw:layer="Master1-bg" draw:style-name="a109" draw:name="TextBox 10" svg:x="9.99826in" svg:y="0.19792in" svg:width="0.67882in" svg:height="0.21875in">
        <draw:text-box>
          <text:p text:style-name="a108" text:class-names="" text:cond-style-name=""><text:span text:style-name="a107" text:class-names="">Version:</text:span></text:p>
        </draw:text-box>
        <svg:title/>
        <svg:desc/>
      </draw:frame>
      <draw:custom-shape svg:x="0.36806in" svg:y="6.25868in" svg:width="4.81944in" svg:height="0.68576in" draw:id="id37" draw:layer="Master1-bg" draw:style-name="a112" draw:name="Rectangle 6">
        <svg:title/>
        <svg:desc/>
        <text:p text:style-name="a111" text:class-names="" text:cond-style-name=""><text:span text:style-name="a1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5.58333in" svg:y="6.25868in" svg:width="4.88021in" svg:height="0.68576in" draw:id="id38" draw:layer="Master1-bg" draw:style-name="a115" draw:name="Rectangle 7">
        <svg:title/>
        <svg:desc/>
        <text:p text:style-name="a114" text:class-names="" text:cond-style-name=""><text:span text:style-name="a1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36806in" svg:y="1.28646in" svg:width="4.81944in" svg:height="4.76042in" draw:id="id39" draw:layer="Master1-bg" draw:style-name="a118" draw:name="Rectangle 8">
        <svg:title/>
        <svg:desc/>
        <text:p text:style-name="a117" text:class-names="" text:cond-style-name=""><text:span text:style-name="a1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66" draw:id="id40">
        <svg:title/>
        <svg:desc/>
        <draw:custom-shape svg:x="5.66667in" svg:y="1.28646in" svg:width="4.79688in" svg:height="4.76389in" draw:id="id67" draw:layer="Master1-bg" draw:style-name="a201" draw:name="Oval 10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8.02257in" svg:y1="3.66667in" svg:x2="9.76042in" svg:y2="1.98438in" draw:id="id68" draw:layer="Master1-bg" draw:style-name="a202" draw:name="Straight Connector 11">
          <svg:title/>
          <svg:desc/>
        </draw:connector>
        <draw:connector draw:type="line" svg:x1="8.02257in" svg:y1="3.60417in" svg:x2="9.76042in" svg:y2="5.35243in" draw:id="id69" draw:layer="Master1-bg" draw:style-name="a203" draw:name="Straight Connector 12">
          <svg:title/>
          <svg:desc/>
        </draw:connector>
      </draw:g>
      <draw:connector draw:type="line" svg:x1="5.41667in" svg:y1="3.66667in" svg:x2="8.02257in" svg:y2="3.66667in" draw:id="id41" draw:layer="Master1-bg" draw:style-name="a120" draw:name="Straight Connector 13">
        <svg:title/>
        <svg:desc/>
      </draw:connector>
      <draw:frame draw:id="id42" draw:layer="Master1-bg" draw:style-name="a123" draw:name="TextBox 23" svg:x="0.74479in" svg:y="1.29688in" svg:width="1.91493in" svg:height="0.2691in">
        <draw:text-box>
          <text:p text:style-name="a122" text:class-names="" text:cond-style-name=""><text:span text:style-name="a121" text:class-names="">Gain Creators</text:span></text:p>
        </draw:text-box>
        <svg:title/>
        <svg:desc/>
      </draw:frame>
      <draw:frame draw:id="id43" draw:layer="Master1-bg" draw:style-name="a126" draw:transform="translate(-0.9566in -0.13455in) rotate(1.5708) translate(0.21788in 3.60417in)" draw:name="TextBox 24" svg:width="1.91319in" svg:height="0.2691in">
        <draw:text-box>
          <text:p text:style-name="a125" text:class-names="" text:cond-style-name=""><text:span text:style-name="a124" text:class-names="">Products and Services</text:span></text:p>
        </draw:text-box>
        <svg:title/>
        <svg:desc/>
      </draw:frame>
      <draw:frame draw:id="id44" draw:layer="Master1-bg" draw:style-name="a129" draw:name="TextBox 25" svg:x="0.74479in" svg:y="5.77778in" svg:width="1.91493in" svg:height="0.2691in">
        <draw:text-box>
          <text:p text:style-name="a128" text:class-names="" text:cond-style-name=""><text:span text:style-name="a127" text:class-names="">Pain Relievers</text:span></text:p>
        </draw:text-box>
        <svg:title/>
        <svg:desc/>
      </draw:frame>
      <draw:frame draw:id="id45" draw:layer="Master1-bg" draw:style-name="a132" draw:name="TextBox 26" svg:x="7.70486in" svg:y="5.78125in" svg:width="0.63368in" svg:height="0.2691in">
        <draw:text-box>
          <text:p text:style-name="a131" text:class-names="" text:cond-style-name=""><text:span text:style-name="a130" text:class-names="">Pains</text:span></text:p>
        </draw:text-box>
        <svg:title/>
        <svg:desc/>
      </draw:frame>
      <draw:frame draw:id="id46" draw:layer="Master1-bg" draw:style-name="a135" draw:name="TextBox 27" svg:x="7.6441in" svg:y="1.29861in" svg:width="0.75347in" svg:height="0.2691in">
        <draw:text-box>
          <text:p text:style-name="a134" text:class-names="" text:cond-style-name=""><text:span text:style-name="a133" text:class-names="">Gains</text:span></text:p>
        </draw:text-box>
        <svg:title/>
        <svg:desc/>
      </draw:frame>
      <draw:frame draw:id="id47" draw:layer="Master1-bg" draw:style-name="a138" draw:transform="translate(-0.61719in -0.13455in) rotate(-1.5708) translate(10.61545in 3.6033in)" draw:name="TextBox 28" svg:width="1.23438in" svg:height="0.2691in">
        <draw:text-box>
          <text:p text:style-name="a137" text:class-names="" text:cond-style-name=""><text:span text:style-name="a136" text:class-names="">Customer Jobs</text:span></text:p>
        </draw:text-box>
        <svg:title/>
        <svg:desc/>
      </draw:frame>
      <draw:frame draw:id="id48" draw:layer="Master1-bg" draw:style-name="a141" draw:name="TextBox 29" svg:x="5.58333in" svg:y="6.25868in" svg:width="1.91319in" svg:height="0.2691in">
        <draw:text-box>
          <text:p text:style-name="a140" text:class-names="" text:cond-style-name=""><text:span text:style-name="a139" text:class-names="">Customer Segment</text:span></text:p>
        </draw:text-box>
        <svg:title/>
        <svg:desc/>
      </draw:frame>
      <draw:frame draw:id="id49" draw:layer="Master1-bg" draw:style-name="a144" draw:name="TextBox 30" svg:x="0.36979in" svg:y="6.25868in" svg:width="1.91319in" svg:height="0.2691in">
        <draw:text-box>
          <text:p text:style-name="a143" text:class-names="" text:cond-style-name=""><text:span text:style-name="a142" text:class-names="">Value Proposition</text:span></text:p>
        </draw:text-box>
        <svg:title/>
        <svg:desc/>
      </draw:frame>
      <draw:frame draw:id="id50" draw:layer="Master1-bg" draw:style-name="a145" draw:name="Picture 34" svg:x="7.83333in" svg:y="3.46875in" svg:width="0.35938in" svg:height="0.36632in" style:rel-width="scale" style:rel-height="scale">
        <draw:image xlink:href="media/image1.png" xlink:type="simple" xlink:show="embed" xlink:actuate="onLoad"/>
        <svg:title/>
        <svg:desc/>
      </draw:frame>
      <draw:connector draw:type="line" svg:x1="0.36979in" svg:y1="1.28646in" svg:x2="2.72917in" svg:y2="3.60417in" draw:id="id51" draw:layer="Master1-bg" draw:style-name="a146" draw:name="Straight Connector 27">
        <svg:title/>
        <svg:desc/>
      </draw:connector>
      <draw:connector draw:type="line" svg:x1="0.36806in" svg:y1="6.04688in" svg:x2="2.73264in" svg:y2="3.72049in" draw:id="id52" draw:layer="Master1-bg" draw:style-name="a147" draw:name="Straight Connector 28">
        <svg:title/>
        <svg:desc/>
      </draw:connector>
      <draw:connector draw:type="line" svg:x1="2.73264in" svg:y1="3.66667in" svg:x2="5.41667in" svg:y2="3.66667in" draw:id="id53" draw:layer="Master1-bg" draw:style-name="a149" draw:name="Straight Connector 29">
        <svg:title/>
        <svg:desc/>
      </draw:connector>
      <draw:frame draw:id="id54" draw:layer="Master1-bg" draw:style-name="a150" draw:name="Picture 35" svg:x="2.59375in" svg:y="3.46875in" svg:width="0.36111in" svg:height="0.36632in" style:rel-width="scale" style:rel-height="scale">
        <draw:image xlink:href="media/image2.png" xlink:type="simple" xlink:show="embed" xlink:actuate="onLoad"/>
        <svg:title/>
        <svg:desc/>
      </draw:frame>
      <draw:frame draw:id="id55" presentation:style-name="a154" draw:name="Text Placeholder 8" svg:x="4.33333in" svg:y="0.41667in" svg:width="1.53472in" svg:height="0.25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56" presentation:style-name="a158" draw:name="Text Placeholder 8" svg:x="6.21741in" svg:y="0.41667in" svg:width="1.53472in" svg:height="0.25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57" presentation:style-name="a162" draw:name="Text Placeholder 8" svg:x="8.48611in" svg:y="0.41667in" svg:width="1.26389in" svg:height="0.25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8" presentation:style-name="a166" draw:name="Text Placeholder 8" svg:x="10.11111in" svg:y="0.41667in" svg:width="0.45139in" svg:height="0.25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59" presentation:style-name="a170" draw:name="Text Placeholder 35" svg:x="2.86375in" svg:y="1.78125in" svg:width="2.16667in" svg:height="1.7187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</draw:text-box>
        <svg:title/>
        <svg:desc/>
      </draw:frame>
      <draw:frame draw:id="id60" presentation:style-name="a174" draw:name="Text Placeholder 35" svg:x="0.44708in" svg:y="2.58333in" svg:width="1.38625in" svg:height="2.25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61" presentation:style-name="a178" draw:name="Text Placeholder 35" svg:x="2.86375in" svg:y="3.83333in" svg:width="2.16667in" svg:height="1.9166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62" presentation:style-name="a182" draw:name="Text Placeholder 35" svg:x="6.32702in" svg:y="1.78125in" svg:width="1.98611in" svg:height="1.71875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</draw:text-box>
        <svg:title/>
        <svg:desc/>
      </draw:frame>
      <draw:frame draw:id="id63" presentation:style-name="a186" draw:name="Text Placeholder 35" svg:x="6.32702in" svg:y="3.83333in" svg:width="1.98611in" svg:height="1.9166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64" presentation:style-name="a190" draw:name="Text Placeholder 35" svg:x="8.91667in" svg:y="2.58333in" svg:width="1.41667in" svg:height="2.2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65" presentation:style-name="a194" draw:name="Text Placeholder 35" svg:x="1.75in" svg:y="6.26852in" svg:width="3.41667in" svg:height="0.66667in" presentation:class="outline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</draw:text-box>
        <svg:title/>
        <svg:desc/>
      </draw:frame>
      <draw:frame draw:id="id66" presentation:style-name="a198" draw:name="Text Placeholder 35" svg:x="7.0505in" svg:y="6.26852in" svg:width="3.4252in" svg:height="0.66666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5">
        <draw:frame draw:id="id26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27" presentation:style-name="a211" draw:name="Date Placeholder 2" svg:x="4.24826in" svg:y="0in" svg:width="3.25in" svg:height="0.50174in" presentation:class="date-time" presentation:placeholder="false">
          <draw:text-box>
            <text:p text:style-name="a210" text:class-names="" text:cond-style-name=""><text:span text:style-name="a207" text:class-names=""><text:date text:fixed="false" style:data-style-name="a208">11/7/22</text:date></text:span><text:span text:style-name="a209" text:class-names=""/></text:p>
          </draw:text-box>
          <svg:title/>
          <svg:desc/>
        </draw:frame>
        <draw:page-thumbnail svg:x="1.3125in" svg:y="1.25in" svg:width="4.875in" svg:height="3.375in" presentation:class="page" draw:id="id28" presentation:style-name="a212" draw:name="Slide Image Placeholder 3">
          <svg:title/>
          <svg:desc/>
        </draw:page-thumbnail>
        <draw:frame draw:id="id29" presentation:style-name="a227" draw:name="Notes Placeholder 4" svg:x="0.75in" svg:y="4.8125in" svg:width="6in" svg:height="3.9375in" presentation:class="notes" presentation:placeholder="false">
          <draw:text-box>
            <text:p text:style-name="a214" text:class-names="" text:cond-style-name=""><text:span text:style-name="a213" text:class-names="">Click to edit Master text styles</text:span></text:p>
            <text:list text:style-name="a217">
              <text:list-item>
                <text:list text:style-name="a217">
                  <text:list-item>
                    <text:p text:style-name="a216" text:class-names="" text:cond-style-name=""><text:span text:style-name="a215" text:class-names="">Second level</text:span></text:p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p text:style-name="a219" text:class-names="" text:cond-style-name=""><text:span text:style-name="a2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p text:style-name="a222" text:class-names="" text:cond-style-name=""><text:span text:style-name="a2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0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31" presentation:style-name="a234" draw:name="Slide Number Placeholder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1" text:class-names=""><text:page-number style:num-format="1" text:fixed="false">‹#›</text:page-number></text:span><text:span text:style-name="a23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trategyzer Value Proposition Canvas Template PPT</dc:title>
    <dc:description>The Value Proposition Canvas by Strategyzer AG, https://www.strategyzer.com. This Powerpoint Implementation is licensed under the Creative Commons Attribution-Share Alike 3.0 Unported License.</dc:description>
    <dc:subject/>
    <meta:keyword>Strategyzer</meta:keyword>
    <meta:keyword> Value Proposition Canvas Template</meta:keyword>
    <meta:keyword> Powerpoint</meta:keyword>
    <meta:keyword> ppt</meta:keyword>
    <meta:keyword> pptx</meta:keyword>
    <meta:keyword> Free</meta:keyword>
    <meta:keyword> English</meta:keyword>
    <meta:initial-creator>Thomas Papanikolaou</meta:initial-creator>
    <dc:creator>Tim Duval</dc:creator>
    <meta:creation-date>2019-04-01T16:49:19Z</meta:creation-date>
    <dc:date>2022-11-08T00:31:13Z</dc:date>
    <meta:print-date>2019-04-01T19:25:48Z</meta:print-date>
    <meta:editing-cycles>81</meta:editing-cycles>
    <meta:editing-duration>PT55692S</meta:editing-duration>
    <meta:document-statistic meta:paragraph-count="128" meta:word-count="885"/>
  </office:meta>
</office:document-meta>
</file>